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3214ED83C62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201000007D0000007D04808BE99.png"/>
  <manifest:file-entry manifest:media-type="image/png" manifest:full-path="Pictures/10000201000000AA000000BEC4AD08A1.png"/>
  <manifest:file-entry manifest:media-type="image/png" manifest:full-path="Pictures/10000000000000C50000010050294C28.png"/>
  <manifest:file-entry manifest:media-type="image/png" manifest:full-path="Pictures/10000201000004B0000001B86931FBC8.png"/>
  <manifest:file-entry manifest:media-type="image/png" manifest:full-path="Pictures/10000201000007D0000007D092C3058C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522cm" table:end-y="0.514cm" draw:z-index="35" draw:name="Grafik 1" draw:style-name="gr1" draw:text-style-name="P1" svg:width="0.5cm" svg:height="0.5cm" svg:x="0.022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13cm" table:end-y="0.517cm" draw:z-index="422" draw:name="Grafik 1" draw:style-name="gr1" draw:text-style-name="P1" svg:width="0.5cm" svg:height="0.5cm" svg:x="0.013cm" svg:y="0.01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51cm" table:end-y="0.517cm" draw:z-index="400" draw:name="Grafik 17" draw:style-name="gr1" draw:text-style-name="P1" svg:width="0.5cm" svg:height="0.5cm" svg:x="0.0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09cm" table:end-y="0.517cm" draw:z-index="401" draw:name="Grafik 17" draw:style-name="gr1" draw:text-style-name="P1" svg:width="0.5cm" svg:height="0.5cm" svg:x="0.00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08cm" table:end-y="0.517cm" draw:z-index="402" draw:name="Grafik 17" draw:style-name="gr1" draw:text-style-name="P1" svg:width="0.5cm" svg:height="0.5cm" svg:x="0.00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05cm" table:end-y="0.517cm" draw:z-index="449" draw:name="Grafik 2" draw:style-name="gr1" draw:text-style-name="P1" svg:width="0.5cm" svg:height="0.5cm" svg:x="0.00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354cm" table:end-y="0.517cm" draw:z-index="381" draw:name="Grafik 8" draw:style-name="gr1" draw:text-style-name="P1" svg:width="0.35cm" svg:height="0.5cm" svg:x="0.00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353cm" table:end-y="0.517cm" draw:z-index="382" draw:name="Grafik 8" draw:style-name="gr1" draw:text-style-name="P1" svg:width="0.35cm" svg:height="0.5cm" svg:x="0.003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352cm" table:end-y="0.517cm" draw:z-index="383" draw:name="Grafik 8" draw:style-name="gr1" draw:text-style-name="P1" svg:width="0.35cm" svg:height="0.5cm" svg:x="0.00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349cm" table:end-y="0.517cm" draw:z-index="384" draw:name="Grafik 8" draw:style-name="gr1" draw:text-style-name="P1" svg:width="0.35cm" svg:height="0.5cm" svg:x="-0.001cm" svg:y="0.017cm">
              <draw:image xlink:href="Pictures/10000201000004B00000079D3F865C31.png" xlink:type="simple" xlink:show="embed" xlink:actuate="onLoad">
                <text:p/>
              </draw:image>
            </draw:frame>
            <draw:frame table:end-cell-address="Sheet1.L2" table:end-x="0.348cm" table:end-y="0.517cm" draw:z-index="385" draw:name="Grafik 8" draw:style-name="gr1" draw:text-style-name="P1" svg:width="0.35cm" svg:height="0.5cm" svg:x="0.546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347cm" table:end-y="0.517cm" draw:z-index="386" draw:name="Grafik 8" draw:style-name="gr1" draw:text-style-name="P1" svg:width="0.35cm" svg:height="0.5cm" svg:x="0.545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346cm" table:end-y="0.517cm" draw:z-index="388" draw:name="Grafik 8" draw:style-name="gr1" draw:text-style-name="P1" svg:width="0.35cm" svg:height="0.5cm" svg:x="0.54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343cm" table:end-y="0.517cm" draw:z-index="389" draw:name="Grafik 8" draw:style-name="gr1" draw:text-style-name="P1" svg:width="0.35cm" svg:height="0.5cm" svg:x="0.54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92cm" table:end-y="0.517cm" draw:z-index="412" draw:name="Grafik 17" draw:style-name="gr1" draw:text-style-name="P1" svg:width="0.5cm" svg:height="0.5cm" svg:x="0.5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91cm" table:end-y="0.517cm" draw:z-index="413" draw:name="Grafik 17" draw:style-name="gr1" draw:text-style-name="P1" svg:width="0.5cm" svg:height="0.5cm" svg:x="0.53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9cm" table:end-y="0.517cm" draw:z-index="414" draw:name="Grafik 17" draw:style-name="gr1" draw:text-style-name="P1" svg:width="0.5cm" svg:height="0.5cm" svg:x="0.53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87cm" table:end-y="0.517cm" draw:z-index="415" draw:name="Grafik 17" draw:style-name="gr1" draw:text-style-name="P1" svg:width="0.5cm" svg:height="0.5cm" svg:x="0.535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86cm" table:end-y="0.517cm" draw:z-index="416" draw:name="Grafik 17" draw:style-name="gr1" draw:text-style-name="P1" svg:width="0.5cm" svg:height="0.5cm" svg:x="0.53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94cm" table:end-y="0.514cm" draw:z-index="0" draw:name="Grafik 2" draw:style-name="gr1" draw:text-style-name="P1" svg:width="0.5cm" svg:height="0.5cm" svg:x="0.542cm" svg:y="0.014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83cm" table:end-y="0.517cm" draw:z-index="463" draw:name="Grafik 2" draw:style-name="gr1" draw:text-style-name="P1" svg:width="0.5cm" svg:height="0.5cm" svg:x="0.53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81cm" table:end-y="0.517cm" draw:z-index="464" draw:name="Grafik 2" draw:style-name="gr1" draw:text-style-name="P1" svg:width="0.5cm" svg:height="0.5cm" svg:x="0.52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8cm" table:end-y="0.517cm" draw:z-index="465" draw:name="Grafik 2" draw:style-name="gr1" draw:text-style-name="P1" svg:width="0.5cm" svg:height="0.5cm" svg:x="0.528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78cm" table:end-y="0.517cm" draw:z-index="466" draw:name="Grafik 2" draw:style-name="gr1" draw:text-style-name="P1" svg:width="0.5cm" svg:height="0.5cm" svg:x="0.527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77cm" table:end-y="0.517cm" draw:z-index="467" draw:name="Grafik 2" draw:style-name="gr1" draw:text-style-name="P1" svg:width="0.5cm" svg:height="0.5cm" svg:x="0.52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5cm" table:end-y="0.517cm" draw:z-index="36" draw:name="Grafik 2" draw:style-name="gr1" draw:text-style-name="P1" svg:width="0.5cm" svg:height="0.5cm" svg:x="0.523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522cm" table:end-y="0.513cm" draw:z-index="34" draw:name="Grafik 17" draw:style-name="gr1" draw:text-style-name="P1" svg:width="0.5cm" svg:height="0.5cm" svg:x="0.02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363cm" table:end-y="0.516cm" draw:z-index="284" draw:name="Grafik 10" draw:style-name="gr1" draw:text-style-name="P1" svg:width="0.35cm" svg:height="0.5cm" svg:x="0.013cm" svg:y="0.01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1cm" table:end-y="0.516cm" draw:z-index="446" draw:name="Grafik 2" draw:style-name="gr1" draw:text-style-name="P1" svg:width="0.5cm" svg:height="0.5cm" svg:x="0.01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09cm" table:end-y="0.516cm" draw:z-index="424" draw:name="Grafik 1" draw:style-name="gr1" draw:text-style-name="P1" svg:width="0.5cm" svg:height="0.5cm" svg:x="0.009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08cm" table:end-y="0.516cm" draw:z-index="448" draw:name="Grafik 2" draw:style-name="gr1" draw:text-style-name="P1" svg:width="0.5cm" svg:height="0.5cm" svg:x="0.008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05cm" table:end-y="0.516cm" draw:z-index="403" draw:name="Grafik 17" draw:style-name="gr1" draw:text-style-name="P1" svg:width="0.5cm" svg:height="0.5cm" svg:x="0.00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04cm" table:end-y="0.516cm" draw:z-index="312" draw:name="Grafik 15" draw:style-name="gr1" draw:text-style-name="P1" svg:width="0.5cm" svg:height="0.5cm" svg:x="0.004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03cm" table:end-y="0.516cm" draw:z-index="313" draw:name="Grafik 15" draw:style-name="gr1" draw:text-style-name="P1" svg:width="0.5cm" svg:height="0.5cm" svg:x="0.003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502cm" table:end-y="0.516cm" draw:z-index="452" draw:name="Grafik 2" draw:style-name="gr1" draw:text-style-name="P1" svg:width="0.5cm" svg:height="0.5cm" svg:x="0.002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8cm" table:end-y="0.516cm" draw:z-index="408" draw:name="Grafik 17" draw:style-name="gr1" draw:text-style-name="P1" svg:width="0.5cm" svg:height="0.5cm" svg:x="0.546cm" svg:y="0.016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K3" table:end-x="0.499cm" table:end-y="0.516cm" draw:z-index="430" draw:name="Grafik 1" draw:style-name="gr1" draw:text-style-name="P1" svg:width="0.5cm" svg:height="0.5cm" svg:x="-0.001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7cm" table:end-y="0.516cm" draw:z-index="409" draw:name="Grafik 17" draw:style-name="gr1" draw:text-style-name="P1" svg:width="0.5cm" svg:height="0.5cm" svg:x="0.54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6cm" table:end-y="0.516cm" draw:z-index="410" draw:name="Grafik 17" draw:style-name="gr1" draw:text-style-name="P1" svg:width="0.5cm" svg:height="0.5cm" svg:x="0.544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93cm" table:end-y="0.516cm" draw:z-index="411" draw:name="Grafik 17" draw:style-name="gr1" draw:text-style-name="P1" svg:width="0.5cm" svg:height="0.5cm" svg:x="0.54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42cm" table:end-y="0.516cm" draw:z-index="387" draw:name="Grafik 8" draw:style-name="gr1" draw:text-style-name="P1" svg:width="0.35cm" svg:height="0.5cm" svg:x="0.54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341cm" table:end-y="0.516cm" draw:z-index="390" draw:name="Grafik 8" draw:style-name="gr1" draw:text-style-name="P1" svg:width="0.35cm" svg:height="0.5cm" svg:x="0.539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39cm" table:end-y="0.516cm" draw:z-index="391" draw:name="Grafik 8" draw:style-name="gr1" draw:text-style-name="P1" svg:width="0.35cm" svg:height="0.5cm" svg:x="0.538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87cm" table:end-y="0.516cm" draw:z-index="461" draw:name="Grafik 2" draw:style-name="gr1" draw:text-style-name="P1" svg:width="0.5cm" svg:height="0.5cm" svg:x="0.535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86cm" table:end-y="0.516cm" draw:z-index="462" draw:name="Grafik 2" draw:style-name="gr1" draw:text-style-name="P1" svg:width="0.5cm" svg:height="0.5cm" svg:x="0.534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4cm" table:end-y="0.513cm" draw:z-index="1" draw:name="Grafik 17" draw:style-name="gr1" draw:text-style-name="P1" svg:width="0.5cm" svg:height="0.5cm" svg:x="0.54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83cm" table:end-y="0.516cm" draw:z-index="417" draw:name="Grafik 17" draw:style-name="gr1" draw:text-style-name="P1" svg:width="0.5cm" svg:height="0.5cm" svg:x="0.53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81cm" table:end-y="0.516cm" draw:z-index="418" draw:name="Grafik 17" draw:style-name="gr1" draw:text-style-name="P1" svg:width="0.5cm" svg:height="0.5cm" svg:x="0.529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8cm" table:end-y="0.516cm" draw:z-index="419" draw:name="Grafik 17" draw:style-name="gr1" draw:text-style-name="P1" svg:width="0.5cm" svg:height="0.5cm" svg:x="0.528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78cm" table:end-y="0.516cm" draw:z-index="420" draw:name="Grafik 17" draw:style-name="gr1" draw:text-style-name="P1" svg:width="0.5cm" svg:height="0.5cm" svg:x="0.527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77cm" table:end-y="0.516cm" draw:z-index="444" draw:name="Grafik 1" draw:style-name="gr1" draw:text-style-name="P1" svg:width="0.5cm" svg:height="0.5cm" svg:x="0.525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75cm" table:end-y="0.516cm" draw:z-index="37" draw:name="Grafik 1" draw:style-name="gr1" draw:text-style-name="P1" svg:width="0.5cm" svg:height="0.5cm" svg:x="0.523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372cm" table:end-y="0.51cm" draw:z-index="33" draw:name="Grafik 10" draw:style-name="gr1" draw:text-style-name="P1" svg:width="0.35cm" svg:height="0.5cm" svg:x="0.02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513cm" table:end-y="0.513cm" draw:z-index="399" draw:name="Grafik 17" draw:style-name="gr1" draw:text-style-name="P1" svg:width="0.5cm" svg:height="0.5cm" svg:x="0.01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1cm" table:end-y="0.513cm" draw:z-index="308" draw:name="Grafik 15" draw:style-name="gr1" draw:text-style-name="P1" svg:width="0.5cm" svg:height="0.5cm" svg:x="0.0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359cm" table:end-y="0.513cm" draw:z-index="286" draw:name="Grafik 10" draw:style-name="gr1" draw:text-style-name="P1" svg:width="0.35cm" svg:height="0.5cm" svg:x="0.009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508cm" table:end-y="0.513cm" draw:z-index="425" draw:name="Grafik 1" draw:style-name="gr1" draw:text-style-name="P1" svg:width="0.5cm" svg:height="0.5cm" svg:x="0.00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355cm" table:end-y="0.513cm" draw:z-index="288" draw:name="Grafik 10" draw:style-name="gr1" draw:text-style-name="P1" svg:width="0.35cm" svg:height="0.5cm" svg:x="0.005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04cm" table:end-y="0.513cm" draw:z-index="450" draw:name="Grafik 2" draw:style-name="gr1" draw:text-style-name="P1" svg:width="0.5cm" svg:height="0.5cm" svg:x="0.004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3cm" table:end-y="0.513cm" draw:z-index="451" draw:name="Grafik 2" draw:style-name="gr1" draw:text-style-name="P1" svg:width="0.5cm" svg:height="0.5cm" svg:x="0.003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352cm" table:end-y="0.513cm" draw:z-index="291" draw:name="Grafik 10" draw:style-name="gr1" draw:text-style-name="P1" svg:width="0.35cm" svg:height="0.5cm" svg:x="0.002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9cm" table:end-y="0.513cm" draw:z-index="407" draw:name="Grafik 17" draw:style-name="gr1" draw:text-style-name="P1" svg:width="0.5cm" svg:height="0.5cm" svg:x="-0.001cm" svg:y="0.013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L4" table:end-x="0.498cm" table:end-y="0.513cm" draw:z-index="454" draw:name="Grafik 2" draw:style-name="gr1" draw:text-style-name="P1" svg:width="0.5cm" svg:height="0.5cm" svg:x="0.546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7cm" table:end-y="0.513cm" draw:z-index="455" draw:name="Grafik 2" draw:style-name="gr1" draw:text-style-name="P1" svg:width="0.5cm" svg:height="0.5cm" svg:x="0.545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6cm" table:end-y="0.513cm" draw:z-index="341" draw:name="Grafik 4" draw:style-name="gr1" draw:text-style-name="P1" svg:width="0.5cm" svg:height="0.5cm" svg:x="0.544cm" svg:y="0.01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3cm" table:end-y="0.513cm" draw:z-index="434" draw:name="Grafik 1" draw:style-name="gr1" draw:text-style-name="P1" svg:width="0.5cm" svg:height="0.5cm" svg:x="0.54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92cm" table:end-y="0.513cm" draw:z-index="435" draw:name="Grafik 1" draw:style-name="gr1" draw:text-style-name="P1" svg:width="0.5cm" svg:height="0.5cm" svg:x="0.54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1cm" table:end-y="0.513cm" draw:z-index="459" draw:name="Grafik 2" draw:style-name="gr1" draw:text-style-name="P1" svg:width="0.5cm" svg:height="0.5cm" svg:x="0.539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9cm" table:end-y="0.513cm" draw:z-index="460" draw:name="Grafik 2" draw:style-name="gr1" draw:text-style-name="P1" svg:width="0.5cm" svg:height="0.5cm" svg:x="0.538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337cm" table:end-y="0.513cm" draw:z-index="392" draw:name="Grafik 8" draw:style-name="gr1" draw:text-style-name="P1" svg:width="0.35cm" svg:height="0.5cm" svg:x="0.535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336cm" table:end-y="0.513cm" draw:z-index="393" draw:name="Grafik 8" draw:style-name="gr1" draw:text-style-name="P1" svg:width="0.35cm" svg:height="0.5cm" svg:x="0.534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4cm" table:end-y="0.51cm" draw:z-index="2" draw:name="Grafik 1" draw:style-name="gr1" draw:text-style-name="P1" svg:width="0.5cm" svg:height="0.5cm" svg:x="0.54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83cm" table:end-y="0.513cm" draw:z-index="440" draw:name="Grafik 1" draw:style-name="gr1" draw:text-style-name="P1" svg:width="0.5cm" svg:height="0.5cm" svg:x="0.53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81cm" table:end-y="0.513cm" draw:z-index="441" draw:name="Grafik 1" draw:style-name="gr1" draw:text-style-name="P1" svg:width="0.5cm" svg:height="0.5cm" svg:x="0.529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8cm" table:end-y="0.513cm" draw:z-index="442" draw:name="Grafik 1" draw:style-name="gr1" draw:text-style-name="P1" svg:width="0.5cm" svg:height="0.5cm" svg:x="0.52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78cm" table:end-y="0.513cm" draw:z-index="443" draw:name="Grafik 1" draw:style-name="gr1" draw:text-style-name="P1" svg:width="0.5cm" svg:height="0.5cm" svg:x="0.527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77cm" table:end-y="0.513cm" draw:z-index="421" draw:name="Grafik 17" draw:style-name="gr1" draw:text-style-name="P1" svg:width="0.5cm" svg:height="0.5cm" svg:x="0.525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75cm" table:end-y="0.513cm" draw:z-index="38" draw:name="Grafik 17" draw:style-name="gr1" draw:text-style-name="P1" svg:width="0.5cm" svg:height="0.5cm" svg:x="0.52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22cm" table:end-y="0.509cm" draw:z-index="32" draw:name="Grafik 1" draw:style-name="gr1" draw:text-style-name="P1" svg:width="0.5cm" svg:height="0.5cm" svg:x="0.022cm" svg:y="0.00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513cm" table:end-y="0.512cm" draw:z-index="307" draw:name="Grafik 15" draw:style-name="gr1" draw:text-style-name="P1" svg:width="0.5cm" svg:height="0.5cm" svg:x="0.013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1cm" table:end-y="0.412cm" draw:z-index="354" draw:name="Grafik 16" draw:style-name="gr1" draw:text-style-name="P1" svg:width="0.5cm" svg:height="0.4cm" svg:x="0.01cm" svg:y="0.012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509cm" table:end-y="0.512cm" draw:z-index="447" draw:name="Grafik 2" draw:style-name="gr1" draw:text-style-name="P1" svg:width="0.5cm" svg:height="0.5cm" svg:x="0.009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358cm" table:end-y="0.512cm" draw:z-index="287" draw:name="Grafik 10" draw:style-name="gr1" draw:text-style-name="P1" svg:width="0.35cm" svg:height="0.5cm" svg:x="0.008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05cm" table:end-y="0.512cm" draw:z-index="334" draw:name="Grafik 4" draw:style-name="gr1" draw:text-style-name="P1" svg:width="0.5cm" svg:height="0.5cm" svg:x="0.005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354cm" table:end-y="0.512cm" draw:z-index="289" draw:name="Grafik 10" draw:style-name="gr1" draw:text-style-name="P1" svg:width="0.35cm" svg:height="0.5cm" svg:x="0.004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03cm" table:end-y="0.512cm" draw:z-index="428" draw:name="Grafik 1" draw:style-name="gr1" draw:text-style-name="P1" svg:width="0.5cm" svg:height="0.5cm" svg:x="0.003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502cm" table:end-y="0.512cm" draw:z-index="314" draw:name="Grafik 15" draw:style-name="gr1" draw:text-style-name="P1" svg:width="0.5cm" svg:height="0.5cm" svg:x="0.002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348cm" table:end-y="0.512cm" draw:z-index="293" draw:name="Grafik 10" draw:style-name="gr1" draw:text-style-name="P1" svg:width="0.35cm" svg:height="0.5cm" svg:x="0.546cm" svg:y="0.012cm">
              <draw:image xlink:href="Pictures/10000201000004B000000685F842322D.png" xlink:type="simple" xlink:show="embed" xlink:actuate="onLoad">
                <text:p/>
              </draw:image>
            </draw:frame>
            <draw:frame table:end-cell-address="Sheet1.K5" table:end-x="0.499cm" table:end-y="0.512cm" draw:z-index="453" draw:name="Grafik 2" draw:style-name="gr1" draw:text-style-name="P1" svg:width="0.5cm" svg:height="0.5cm" svg:x="-0.001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347cm" table:end-y="0.512cm" draw:z-index="294" draw:name="Grafik 10" draw:style-name="gr1" draw:text-style-name="P1" svg:width="0.35cm" svg:height="0.5cm" svg:x="0.545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6cm" table:end-y="0.512cm" draw:z-index="456" draw:name="Grafik 2" draw:style-name="gr1" draw:text-style-name="P1" svg:width="0.5cm" svg:height="0.5cm" svg:x="0.544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93cm" table:end-y="0.512cm" draw:z-index="342" draw:name="Grafik 4" draw:style-name="gr1" draw:text-style-name="P1" svg:width="0.5cm" svg:height="0.5cm" svg:x="0.542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92cm" table:end-y="0.512cm" draw:z-index="343" draw:name="Grafik 4" draw:style-name="gr1" draw:text-style-name="P1" svg:width="0.5cm" svg:height="0.5cm" svg:x="0.54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91cm" table:end-y="0.512cm" draw:z-index="436" draw:name="Grafik 1" draw:style-name="gr1" draw:text-style-name="P1" svg:width="0.5cm" svg:height="0.5cm" svg:x="0.539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89cm" table:end-y="0.512cm" draw:z-index="437" draw:name="Grafik 1" draw:style-name="gr1" draw:text-style-name="P1" svg:width="0.5cm" svg:height="0.5cm" svg:x="0.538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87cm" table:end-y="0.512cm" draw:z-index="438" draw:name="Grafik 1" draw:style-name="gr1" draw:text-style-name="P1" svg:width="0.5cm" svg:height="0.5cm" svg:x="0.535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86cm" table:end-y="0.512cm" draw:z-index="439" draw:name="Grafik 1" draw:style-name="gr1" draw:text-style-name="P1" svg:width="0.5cm" svg:height="0.5cm" svg:x="0.534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44cm" table:end-y="0.509cm" draw:z-index="3" draw:name="Grafik 8" draw:style-name="gr1" draw:text-style-name="P1" svg:width="0.35cm" svg:height="0.5cm" svg:x="0.542cm" svg:y="0.009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33cm" table:end-y="0.512cm" draw:z-index="394" draw:name="Grafik 8" draw:style-name="gr1" draw:text-style-name="P1" svg:width="0.35cm" svg:height="0.5cm" svg:x="0.532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31cm" table:end-y="0.512cm" draw:z-index="395" draw:name="Grafik 8" draw:style-name="gr1" draw:text-style-name="P1" svg:width="0.35cm" svg:height="0.5cm" svg:x="0.529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3cm" table:end-y="0.512cm" draw:z-index="396" draw:name="Grafik 8" draw:style-name="gr1" draw:text-style-name="P1" svg:width="0.35cm" svg:height="0.5cm" svg:x="0.528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28cm" table:end-y="0.512cm" draw:z-index="397" draw:name="Grafik 8" draw:style-name="gr1" draw:text-style-name="P1" svg:width="0.35cm" svg:height="0.5cm" svg:x="0.527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27cm" table:end-y="0.512cm" draw:z-index="398" draw:name="Grafik 8" draw:style-name="gr1" draw:text-style-name="P1" svg:width="0.35cm" svg:height="0.5cm" svg:x="0.525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325cm" table:end-y="0.512cm" draw:z-index="39" draw:name="Grafik 8" draw:style-name="gr1" draw:text-style-name="P1" svg:width="0.35cm" svg:height="0.5cm" svg:x="0.523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22cm" table:end-y="0.408cm" draw:z-index="31" draw:name="Grafik 16" draw:style-name="gr1" draw:text-style-name="P1" svg:width="0.5cm" svg:height="0.4cm" svg:x="0.02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513cm" table:end-y="0.41cm" draw:z-index="353" draw:name="Grafik 16" draw:style-name="gr1" draw:text-style-name="P1" svg:width="0.5cm" svg:height="0.4cm" svg:x="0.01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1cm" table:end-y="0.51cm" draw:z-index="423" draw:name="Grafik 1" draw:style-name="gr1" draw:text-style-name="P1" svg:width="0.5cm" svg:height="0.5cm" svg:x="0.01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09cm" table:end-y="0.51cm" draw:z-index="309" draw:name="Grafik 15" draw:style-name="gr1" draw:text-style-name="P1" svg:width="0.5cm" svg:height="0.5cm" svg:x="0.009cm" svg:y="0.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08cm" table:end-y="0.51cm" draw:z-index="333" draw:name="Grafik 4" draw:style-name="gr1" draw:text-style-name="P1" svg:width="0.5cm" svg:height="0.5cm" svg:x="0.00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355cm" table:end-y="0.51cm" draw:z-index="380" draw:name="Grafik 8" draw:style-name="gr1" draw:text-style-name="P1" svg:width="0.35cm" svg:height="0.5cm" svg:x="0.005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504cm" table:end-y="0.51cm" draw:z-index="404" draw:name="Grafik 17" draw:style-name="gr1" draw:text-style-name="P1" svg:width="0.5cm" svg:height="0.5cm" svg:x="0.004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503cm" table:end-y="0.51cm" draw:z-index="405" draw:name="Grafik 17" draw:style-name="gr1" draw:text-style-name="P1" svg:width="0.5cm" svg:height="0.5cm" svg:x="0.003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502cm" table:end-y="0.51cm" draw:z-index="429" draw:name="Grafik 1" draw:style-name="gr1" draw:text-style-name="P1" svg:width="0.5cm" svg:height="0.5cm" svg:x="0.00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98cm" table:end-y="0.51cm" draw:z-index="270" draw:name="Grafik 7" draw:style-name="gr1" draw:text-style-name="P1" svg:width="0.5cm" svg:height="0.5cm" svg:x="0.546cm" svg:y="0.01cm">
              <draw:image xlink:href="Pictures/10000000000000CE000000F5E802DA79.png" xlink:type="simple" xlink:show="embed" xlink:actuate="onLoad">
                <text:p/>
              </draw:image>
            </draw:frame>
            <draw:frame table:end-cell-address="Sheet1.K6" table:end-x="0.349cm" table:end-y="0.51cm" draw:z-index="292" draw:name="Grafik 10" draw:style-name="gr1" draw:text-style-name="P1" svg:width="0.35cm" svg:height="0.5cm" svg:x="-0.001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7cm" table:end-y="0.51cm" draw:z-index="340" draw:name="Grafik 4" draw:style-name="gr1" draw:text-style-name="P1" svg:width="0.5cm" svg:height="0.5cm" svg:x="0.54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6cm" table:end-y="0.51cm" draw:z-index="433" draw:name="Grafik 1" draw:style-name="gr1" draw:text-style-name="P1" svg:width="0.5cm" svg:height="0.5cm" svg:x="0.544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43cm" table:end-y="0.51cm" draw:z-index="296" draw:name="Grafik 10" draw:style-name="gr1" draw:text-style-name="P1" svg:width="0.35cm" svg:height="0.5cm" svg:x="0.54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92cm" table:end-y="0.51cm" draw:z-index="458" draw:name="Grafik 2" draw:style-name="gr1" draw:text-style-name="P1" svg:width="0.5cm" svg:height="0.5cm" svg:x="0.54cm" svg:y="0.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91cm" table:end-y="0.51cm" draw:z-index="344" draw:name="Grafik 4" draw:style-name="gr1" draw:text-style-name="P1" svg:width="0.5cm" svg:height="0.5cm" svg:x="0.539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9cm" table:end-y="0.51cm" draw:z-index="345" draw:name="Grafik 4" draw:style-name="gr1" draw:text-style-name="P1" svg:width="0.5cm" svg:height="0.5cm" svg:x="0.53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7cm" table:end-y="0.51cm" draw:z-index="346" draw:name="Grafik 4" draw:style-name="gr1" draw:text-style-name="P1" svg:width="0.5cm" svg:height="0.5cm" svg:x="0.53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86cm" table:end-y="0.41cm" draw:z-index="370" draw:name="Grafik 16" draw:style-name="gr1" draw:text-style-name="P1" svg:width="0.5cm" svg:height="0.4cm" svg:x="0.534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94cm" table:end-y="0.408cm" draw:z-index="4" draw:name="Grafik 16" draw:style-name="gr1" draw:text-style-name="P1" svg:width="0.5cm" svg:height="0.4cm" svg:x="0.54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83cm" table:end-y="0.41cm" draw:z-index="371" draw:name="Grafik 16" draw:style-name="gr1" draw:text-style-name="P1" svg:width="0.5cm" svg:height="0.4cm" svg:x="0.532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81cm" table:end-y="0.41cm" draw:z-index="372" draw:name="Grafik 16" draw:style-name="gr1" draw:text-style-name="P1" svg:width="0.5cm" svg:height="0.4cm" svg:x="0.529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8cm" table:end-y="0.41cm" draw:z-index="373" draw:name="Grafik 16" draw:style-name="gr1" draw:text-style-name="P1" svg:width="0.5cm" svg:height="0.4cm" svg:x="0.528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78cm" table:end-y="0.41cm" draw:z-index="374" draw:name="Grafik 16" draw:style-name="gr1" draw:text-style-name="P1" svg:width="0.5cm" svg:height="0.4cm" svg:x="0.527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77cm" table:end-y="0.41cm" draw:z-index="375" draw:name="Grafik 16" draw:style-name="gr1" draw:text-style-name="P1" svg:width="0.5cm" svg:height="0.4cm" svg:x="0.525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75cm" table:end-y="0.41cm" draw:z-index="40" draw:name="Grafik 16" draw:style-name="gr1" draw:text-style-name="P1" svg:width="0.5cm" svg:height="0.4cm" svg:x="0.52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22cm" table:end-y="0.506cm" draw:z-index="30" draw:name="Grafik 15" draw:style-name="gr1" draw:text-style-name="P1" svg:width="0.5cm" svg:height="0.5cm" svg:x="0.022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13cm" table:end-y="0.507cm" draw:z-index="445" draw:name="Grafik 2" draw:style-name="gr1" draw:text-style-name="P1" svg:width="0.5cm" svg:height="0.5cm" svg:x="0.013cm" svg:y="0.00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36cm" table:end-y="0.507cm" draw:z-index="285" draw:name="Grafik 10" draw:style-name="gr1" draw:text-style-name="P1" svg:width="0.35cm" svg:height="0.5cm" svg:x="0.01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09cm" table:end-y="0.507cm" draw:z-index="332" draw:name="Grafik 4" draw:style-name="gr1" draw:text-style-name="P1" svg:width="0.5cm" svg:height="0.5cm" svg:x="0.00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358cm" table:end-y="0.507cm" draw:z-index="379" draw:name="Grafik 8" draw:style-name="gr1" draw:text-style-name="P1" svg:width="0.35cm" svg:height="0.5cm" svg:x="0.008cm" svg:y="0.00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505cm" table:end-y="0.407cm" draw:z-index="357" draw:name="Grafik 16" draw:style-name="gr1" draw:text-style-name="P1" svg:width="0.5cm" svg:height="0.4cm" svg:x="0.00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4cm" table:end-y="0.507cm" draw:z-index="335" draw:name="Grafik 4" draw:style-name="gr1" draw:text-style-name="P1" svg:width="0.5cm" svg:height="0.5cm" svg:x="0.00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353cm" table:end-y="0.507cm" draw:z-index="290" draw:name="Grafik 10" draw:style-name="gr1" draw:text-style-name="P1" svg:width="0.35cm" svg:height="0.5cm" svg:x="0.003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502cm" table:end-y="0.507cm" draw:z-index="406" draw:name="Grafik 17" draw:style-name="gr1" draw:text-style-name="P1" svg:width="0.5cm" svg:height="0.5cm" svg:x="0.002cm" svg:y="0.00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9cm" table:end-y="0.507cm" draw:z-index="338" draw:name="Grafik 4" draw:style-name="gr1" draw:text-style-name="P1" svg:width="0.5cm" svg:height="0.5cm" svg:x="-0.001cm" svg:y="0.007cm">
              <draw:image xlink:href="Pictures/100000000000030C0000030CD6DE4833.jpg" xlink:type="simple" xlink:show="embed" xlink:actuate="onLoad">
                <text:p/>
              </draw:image>
            </draw:frame>
            <draw:frame table:end-cell-address="Sheet1.L7" table:end-x="0.498cm" table:end-y="0.507cm" draw:z-index="431" draw:name="Grafik 1" draw:style-name="gr1" draw:text-style-name="P1" svg:width="0.5cm" svg:height="0.5cm" svg:x="0.546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97cm" table:end-y="0.507cm" draw:z-index="432" draw:name="Grafik 1" draw:style-name="gr1" draw:text-style-name="P1" svg:width="0.5cm" svg:height="0.5cm" svg:x="0.545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346cm" table:end-y="0.507cm" draw:z-index="295" draw:name="Grafik 10" draw:style-name="gr1" draw:text-style-name="P1" svg:width="0.35cm" svg:height="0.5cm" svg:x="0.54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93cm" table:end-y="0.407cm" draw:z-index="365" draw:name="Grafik 16" draw:style-name="gr1" draw:text-style-name="P1" svg:width="0.5cm" svg:height="0.4cm" svg:x="0.542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342cm" table:end-y="0.507cm" draw:z-index="297" draw:name="Grafik 10" draw:style-name="gr1" draw:text-style-name="P1" svg:width="0.35cm" svg:height="0.5cm" svg:x="0.5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41cm" table:end-y="0.507cm" draw:z-index="298" draw:name="Grafik 10" draw:style-name="gr1" draw:text-style-name="P1" svg:width="0.35cm" svg:height="0.5cm" svg:x="0.539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9cm" table:end-y="0.407cm" draw:z-index="368" draw:name="Grafik 16" draw:style-name="gr1" draw:text-style-name="P1" svg:width="0.5cm" svg:height="0.4cm" svg:x="0.538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87cm" table:end-y="0.407cm" draw:z-index="369" draw:name="Grafik 16" draw:style-name="gr1" draw:text-style-name="P1" svg:width="0.5cm" svg:height="0.4cm" svg:x="0.53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86cm" table:end-y="0.507cm" draw:z-index="347" draw:name="Grafik 4" draw:style-name="gr1" draw:text-style-name="P1" svg:width="0.5cm" svg:height="0.5cm" svg:x="0.53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94cm" table:end-y="0.506cm" draw:z-index="5" draw:name="Grafik 4" draw:style-name="gr1" draw:text-style-name="P1" svg:width="0.5cm" svg:height="0.5cm" svg:x="0.54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83cm" table:end-y="0.507cm" draw:z-index="348" draw:name="Grafik 4" draw:style-name="gr1" draw:text-style-name="P1" svg:width="0.5cm" svg:height="0.5cm" svg:x="0.532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81cm" table:end-y="0.507cm" draw:z-index="349" draw:name="Grafik 4" draw:style-name="gr1" draw:text-style-name="P1" svg:width="0.5cm" svg:height="0.5cm" svg:x="0.52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8cm" table:end-y="0.507cm" draw:z-index="350" draw:name="Grafik 4" draw:style-name="gr1" draw:text-style-name="P1" svg:width="0.5cm" svg:height="0.5cm" svg:x="0.528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78cm" table:end-y="0.507cm" draw:z-index="351" draw:name="Grafik 4" draw:style-name="gr1" draw:text-style-name="P1" svg:width="0.5cm" svg:height="0.5cm" svg:x="0.527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77cm" table:end-y="0.507cm" draw:z-index="352" draw:name="Grafik 4" draw:style-name="gr1" draw:text-style-name="P1" svg:width="0.5cm" svg:height="0.5cm" svg:x="0.525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75cm" table:end-y="0.507cm" draw:z-index="41" draw:name="Grafik 4" draw:style-name="gr1" draw:text-style-name="P1" svg:width="0.5cm" svg:height="0.5cm" svg:x="0.523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22cm" table:end-y="0.505cm" draw:z-index="29" draw:name="Grafik 9" draw:style-name="gr1" draw:text-style-name="P1" svg:width="0.5cm" svg:height="0.5cm" svg:x="0.022cm" svg:y="0.00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363cm" table:end-y="0.506cm" draw:z-index="376" draw:name="Grafik 8" draw:style-name="gr1" draw:text-style-name="P1" svg:width="0.35cm" svg:height="0.5cm" svg:x="0.013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1cm" table:end-y="0.506cm" draw:z-index="193" draw:name="Grafik 9" draw:style-name="gr1" draw:text-style-name="P1" svg:width="0.5cm" svg:height="0.5cm" svg:x="0.01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359cm" table:end-y="0.506cm" draw:z-index="378" draw:name="Grafik 8" draw:style-name="gr1" draw:text-style-name="P1" svg:width="0.35cm" svg:height="0.5cm" svg:x="0.009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8cm" table:end-y="0.406cm" draw:z-index="356" draw:name="Grafik 16" draw:style-name="gr1" draw:text-style-name="P1" svg:width="0.5cm" svg:height="0.4cm" svg:x="0.008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5cm" table:end-y="0.506cm" draw:z-index="311" draw:name="Grafik 15" draw:style-name="gr1" draw:text-style-name="P1" svg:width="0.5cm" svg:height="0.5cm" svg:x="0.00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04cm" table:end-y="0.406cm" draw:z-index="358" draw:name="Grafik 16" draw:style-name="gr1" draw:text-style-name="P1" svg:width="0.5cm" svg:height="0.4cm" svg:x="0.00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3cm" table:end-y="0.506cm" draw:z-index="336" draw:name="Grafik 4" draw:style-name="gr1" draw:text-style-name="P1" svg:width="0.5cm" svg:height="0.5cm" svg:x="0.003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502cm" table:end-y="0.506cm" draw:z-index="337" draw:name="Grafik 4" draw:style-name="gr1" draw:text-style-name="P1" svg:width="0.5cm" svg:height="0.5cm" svg:x="0.00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99cm" table:end-y="0.506cm" draw:z-index="200" draw:name="Grafik 9" draw:style-name="gr1" draw:text-style-name="P1" svg:width="0.5cm" svg:height="0.5cm" svg:x="-0.001cm" svg:y="0.006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L8" table:end-x="0.498cm" table:end-y="0.506cm" draw:z-index="339" draw:name="Grafik 4" draw:style-name="gr1" draw:text-style-name="P1" svg:width="0.5cm" svg:height="0.5cm" svg:x="0.546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97cm" table:end-y="0.506cm" draw:z-index="317" draw:name="Grafik 15" draw:style-name="gr1" draw:text-style-name="P1" svg:width="0.5cm" svg:height="0.5cm" svg:x="0.54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96cm" table:end-y="0.406cm" draw:z-index="364" draw:name="Grafik 16" draw:style-name="gr1" draw:text-style-name="P1" svg:width="0.5cm" svg:height="0.4cm" svg:x="0.54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93cm" table:end-y="0.506cm" draw:z-index="457" draw:name="Grafik 2" draw:style-name="gr1" draw:text-style-name="P1" svg:width="0.5cm" svg:height="0.5cm" svg:x="0.542cm" svg:y="0.00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92cm" table:end-y="0.406cm" draw:z-index="366" draw:name="Grafik 16" draw:style-name="gr1" draw:text-style-name="P1" svg:width="0.5cm" svg:height="0.4cm" svg:x="0.5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91cm" table:end-y="0.406cm" draw:z-index="367" draw:name="Grafik 16" draw:style-name="gr1" draw:text-style-name="P1" svg:width="0.5cm" svg:height="0.4cm" svg:x="0.539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9cm" table:end-y="0.506cm" draw:z-index="276" draw:name="Grafik 7" draw:style-name="gr1" draw:text-style-name="P1" svg:width="0.5cm" svg:height="0.5cm" svg:x="0.538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37cm" table:end-y="0.506cm" draw:z-index="300" draw:name="Grafik 10" draw:style-name="gr1" draw:text-style-name="P1" svg:width="0.35cm" svg:height="0.5cm" svg:x="0.535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86cm" table:end-y="0.506cm" draw:z-index="278" draw:name="Grafik 7" draw:style-name="gr1" draw:text-style-name="P1" svg:width="0.5cm" svg:height="0.5cm" svg:x="0.534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94cm" table:end-y="0.505cm" draw:z-index="6" draw:name="Grafik 7" draw:style-name="gr1" draw:text-style-name="P1" svg:width="0.5cm" svg:height="0.5cm" svg:x="0.542cm" svg:y="0.00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83cm" table:end-y="0.506cm" draw:z-index="279" draw:name="Grafik 7" draw:style-name="gr1" draw:text-style-name="P1" svg:width="0.5cm" svg:height="0.5cm" svg:x="0.532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31cm" table:end-y="0.506cm" draw:z-index="303" draw:name="Grafik 10" draw:style-name="gr1" draw:text-style-name="P1" svg:width="0.35cm" svg:height="0.5cm" svg:x="0.529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8cm" table:end-y="0.506cm" draw:z-index="327" draw:name="Grafik 15" draw:style-name="gr1" draw:text-style-name="P1" svg:width="0.5cm" svg:height="0.5cm" svg:x="0.528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78cm" table:end-y="0.506cm" draw:z-index="328" draw:name="Grafik 15" draw:style-name="gr1" draw:text-style-name="P1" svg:width="0.5cm" svg:height="0.5cm" svg:x="0.527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77cm" table:end-y="0.506cm" draw:z-index="329" draw:name="Grafik 15" draw:style-name="gr1" draw:text-style-name="P1" svg:width="0.5cm" svg:height="0.5cm" svg:x="0.52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75cm" table:end-y="0.506cm" draw:z-index="42" draw:name="Grafik 15" draw:style-name="gr1" draw:text-style-name="P1" svg:width="0.5cm" svg:height="0.5cm" svg:x="0.523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22cm" table:end-y="0.503cm" draw:z-index="28" draw:name="Grafik 3" draw:style-name="gr1" draw:text-style-name="P1" svg:width="0.5cm" svg:height="0.5cm" svg:x="0.022cm" svg:y="0.00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13cm" table:end-y="0.504cm" draw:z-index="100" draw:name="Grafik 1" draw:style-name="gr1" draw:text-style-name="P1" svg:width="0.5cm" svg:height="0.5cm" svg:x="0.013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6cm" table:end-y="0.504cm" draw:z-index="377" draw:name="Grafik 8" draw:style-name="gr1" draw:text-style-name="P1" svg:width="0.35cm" svg:height="0.5cm" svg:x="0.01cm" svg:y="0.004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09cm" table:end-y="0.404cm" draw:z-index="355" draw:name="Grafik 16" draw:style-name="gr1" draw:text-style-name="P1" svg:width="0.5cm" svg:height="0.4cm" svg:x="0.009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508cm" table:end-y="0.504cm" draw:z-index="310" draw:name="Grafik 15" draw:style-name="gr1" draw:text-style-name="P1" svg:width="0.5cm" svg:height="0.5cm" svg:x="0.008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5cm" table:end-y="0.504cm" draw:z-index="426" draw:name="Grafik 1" draw:style-name="gr1" draw:text-style-name="P1" svg:width="0.5cm" svg:height="0.5cm" svg:x="0.005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04cm" table:end-y="0.504cm" draw:z-index="427" draw:name="Grafik 1" draw:style-name="gr1" draw:text-style-name="P1" svg:width="0.5cm" svg:height="0.5cm" svg:x="0.004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503cm" table:end-y="0.504cm" draw:z-index="198" draw:name="Grafik 9" draw:style-name="gr1" draw:text-style-name="P1" svg:width="0.5cm" svg:height="0.5cm" svg:x="0.003cm" svg:y="0.004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502cm" table:end-y="0.404cm" draw:z-index="360" draw:name="Grafik 16" draw:style-name="gr1" draw:text-style-name="P1" svg:width="0.5cm" svg:height="0.4cm" svg:x="0.002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9cm" table:end-y="0.504cm" draw:z-index="315" draw:name="Grafik 15" draw:style-name="gr1" draw:text-style-name="P1" svg:width="0.5cm" svg:height="0.5cm" svg:x="-0.001cm" svg:y="0.004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L9" table:end-x="0.498cm" table:end-y="0.404cm" draw:z-index="362" draw:name="Grafik 16" draw:style-name="gr1" draw:text-style-name="P1" svg:width="0.5cm" svg:height="0.4cm" svg:x="0.546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7cm" table:end-y="0.504cm" draw:z-index="271" draw:name="Grafik 7" draw:style-name="gr1" draw:text-style-name="P1" svg:width="0.5cm" svg:height="0.5cm" svg:x="0.54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96cm" table:end-y="0.504cm" draw:z-index="272" draw:name="Grafik 7" draw:style-name="gr1" draw:text-style-name="P1" svg:width="0.5cm" svg:height="0.5cm" svg:x="0.544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93cm" table:end-y="0.504cm" draw:z-index="273" draw:name="Grafik 7" draw:style-name="gr1" draw:text-style-name="P1" svg:width="0.5cm" svg:height="0.5cm" svg:x="0.542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92cm" table:end-y="0.504cm" draw:z-index="320" draw:name="Grafik 15" draw:style-name="gr1" draw:text-style-name="P1" svg:width="0.5cm" svg:height="0.5cm" svg:x="0.54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91cm" table:end-y="0.504cm" draw:z-index="321" draw:name="Grafik 15" draw:style-name="gr1" draw:text-style-name="P1" svg:width="0.5cm" svg:height="0.5cm" svg:x="0.539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39cm" table:end-y="0.504cm" draw:z-index="299" draw:name="Grafik 10" draw:style-name="gr1" draw:text-style-name="P1" svg:width="0.35cm" svg:height="0.5cm" svg:x="0.538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87cm" table:end-y="0.504cm" draw:z-index="277" draw:name="Grafik 7" draw:style-name="gr1" draw:text-style-name="P1" svg:width="0.5cm" svg:height="0.5cm" svg:x="0.53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36cm" table:end-y="0.504cm" draw:z-index="301" draw:name="Grafik 10" draw:style-name="gr1" draw:text-style-name="P1" svg:width="0.35cm" svg:height="0.5cm" svg:x="0.534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44cm" table:end-y="0.503cm" draw:z-index="7" draw:name="Grafik 10" draw:style-name="gr1" draw:text-style-name="P1" svg:width="0.35cm" svg:height="0.5cm" svg:x="0.542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33cm" table:end-y="0.504cm" draw:z-index="302" draw:name="Grafik 10" draw:style-name="gr1" draw:text-style-name="P1" svg:width="0.35cm" svg:height="0.5cm" svg:x="0.532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81cm" table:end-y="0.504cm" draw:z-index="280" draw:name="Grafik 7" draw:style-name="gr1" draw:text-style-name="P1" svg:width="0.5cm" svg:height="0.5cm" svg:x="0.529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8cm" table:end-y="0.504cm" draw:z-index="281" draw:name="Grafik 7" draw:style-name="gr1" draw:text-style-name="P1" svg:width="0.5cm" svg:height="0.5cm" svg:x="0.528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78cm" table:end-y="0.504cm" draw:z-index="282" draw:name="Grafik 7" draw:style-name="gr1" draw:text-style-name="P1" svg:width="0.5cm" svg:height="0.5cm" svg:x="0.527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327cm" table:end-y="0.504cm" draw:z-index="306" draw:name="Grafik 10" draw:style-name="gr1" draw:text-style-name="P1" svg:width="0.35cm" svg:height="0.5cm" svg:x="0.525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325cm" table:end-y="0.504cm" draw:z-index="43" draw:name="Grafik 10" draw:style-name="gr1" draw:text-style-name="P1" svg:width="0.35cm" svg:height="0.5cm" svg:x="0.523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B10" table:end-x="0.522cm" table:end-y="0.502cm" draw:z-index="27" draw:name="Grafik 2" draw:style-name="gr1" draw:text-style-name="P1" svg:width="0.5cm" svg:height="0.5cm" svg:x="0.022cm" svg:y="0.00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13cm" table:end-y="0.503cm" draw:z-index="261" draw:name="Grafik 7" draw:style-name="gr1" draw:text-style-name="P1" svg:width="0.5cm" svg:height="0.5cm" svg:x="0.01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1cm" table:end-y="0.503cm" draw:z-index="262" draw:name="Grafik 7" draw:style-name="gr1" draw:text-style-name="P1" svg:width="0.5cm" svg:height="0.5cm" svg:x="0.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09cm" table:end-y="0.503cm" draw:z-index="194" draw:name="Grafik 9" draw:style-name="gr1" draw:text-style-name="P1" svg:width="0.5cm" svg:height="0.5cm" svg:x="0.009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08cm" table:end-y="0.503cm" draw:z-index="195" draw:name="Grafik 9" draw:style-name="gr1" draw:text-style-name="P1" svg:width="0.5cm" svg:height="0.5cm" svg:x="0.008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505cm" table:end-y="0.503cm" draw:z-index="196" draw:name="Grafik 9" draw:style-name="gr1" draw:text-style-name="P1" svg:width="0.5cm" svg:height="0.5cm" svg:x="0.005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04cm" table:end-y="0.503cm" draw:z-index="197" draw:name="Grafik 9" draw:style-name="gr1" draw:text-style-name="P1" svg:width="0.5cm" svg:height="0.5cm" svg:x="0.00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3cm" table:end-y="0.403cm" draw:z-index="359" draw:name="Grafik 16" draw:style-name="gr1" draw:text-style-name="P1" svg:width="0.5cm" svg:height="0.4cm" svg:x="0.003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502cm" table:end-y="0.503cm" draw:z-index="199" draw:name="Grafik 9" draw:style-name="gr1" draw:text-style-name="P1" svg:width="0.5cm" svg:height="0.5cm" svg:x="0.00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8cm" table:end-y="0.503cm" draw:z-index="201" draw:name="Grafik 9" draw:style-name="gr1" draw:text-style-name="P1" svg:width="0.5cm" svg:height="0.5cm" svg:x="0.546cm" svg:y="0.003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K10" table:end-x="0.499cm" table:end-y="0.503cm" draw:z-index="269" draw:name="Grafik 7" draw:style-name="gr1" draw:text-style-name="P1" svg:width="0.5cm" svg:height="0.5cm" svg:x="-0.0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7cm" table:end-y="0.403cm" draw:z-index="363" draw:name="Grafik 16" draw:style-name="gr1" draw:text-style-name="P1" svg:width="0.5cm" svg:height="0.4cm" svg:x="0.545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6cm" table:end-y="0.503cm" draw:z-index="318" draw:name="Grafik 15" draw:style-name="gr1" draw:text-style-name="P1" svg:width="0.5cm" svg:height="0.5cm" svg:x="0.544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93cm" table:end-y="0.503cm" draw:z-index="319" draw:name="Grafik 15" draw:style-name="gr1" draw:text-style-name="P1" svg:width="0.5cm" svg:height="0.5cm" svg:x="0.542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92cm" table:end-y="0.503cm" draw:z-index="274" draw:name="Grafik 7" draw:style-name="gr1" draw:text-style-name="P1" svg:width="0.5cm" svg:height="0.5cm" svg:x="0.54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91cm" table:end-y="0.503cm" draw:z-index="275" draw:name="Grafik 7" draw:style-name="gr1" draw:text-style-name="P1" svg:width="0.5cm" svg:height="0.5cm" svg:x="0.539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89cm" table:end-y="0.503cm" draw:z-index="322" draw:name="Grafik 15" draw:style-name="gr1" draw:text-style-name="P1" svg:width="0.5cm" svg:height="0.5cm" svg:x="0.538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87cm" table:end-y="0.503cm" draw:z-index="323" draw:name="Grafik 15" draw:style-name="gr1" draw:text-style-name="P1" svg:width="0.5cm" svg:height="0.5cm" svg:x="0.535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86cm" table:end-y="0.503cm" draw:z-index="209" draw:name="Grafik 9" draw:style-name="gr1" draw:text-style-name="P1" svg:width="0.5cm" svg:height="0.5cm" svg:x="0.53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94cm" table:end-y="0.502cm" draw:z-index="8" draw:name="Grafik 15" draw:style-name="gr1" draw:text-style-name="P1" svg:width="0.5cm" svg:height="0.5cm" svg:x="0.542cm" svg:y="0.00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83cm" table:end-y="0.503cm" draw:z-index="210" draw:name="Grafik 9" draw:style-name="gr1" draw:text-style-name="P1" svg:width="0.5cm" svg:height="0.5cm" svg:x="0.53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81cm" table:end-y="0.503cm" draw:z-index="326" draw:name="Grafik 15" draw:style-name="gr1" draw:text-style-name="P1" svg:width="0.5cm" svg:height="0.5cm" svg:x="0.529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3cm" table:end-y="0.503cm" draw:z-index="304" draw:name="Grafik 10" draw:style-name="gr1" draw:text-style-name="P1" svg:width="0.35cm" svg:height="0.5cm" svg:x="0.528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28cm" table:end-y="0.503cm" draw:z-index="305" draw:name="Grafik 10" draw:style-name="gr1" draw:text-style-name="P1" svg:width="0.35cm" svg:height="0.5cm" svg:x="0.527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77cm" table:end-y="0.503cm" draw:z-index="283" draw:name="Grafik 7" draw:style-name="gr1" draw:text-style-name="P1" svg:width="0.5cm" svg:height="0.5cm" svg:x="0.525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75cm" table:end-y="0.503cm" draw:z-index="44" draw:name="Grafik 7" draw:style-name="gr1" draw:text-style-name="P1" svg:width="0.5cm" svg:height="0.5cm" svg:x="0.52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372cm" table:end-y="0.5cm" draw:z-index="26" draw:name="Grafik 8" draw:style-name="gr1" draw:text-style-name="P1" svg:width="0.35cm" svg:height="0.5cm" svg:x="0.02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13cm" table:end-y="0.5cm" draw:z-index="192" draw:name="Grafik 9" draw:style-name="gr1" draw:text-style-name="P1" svg:width="0.5cm" svg:height="0.5cm" svg:x="0.013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51cm" table:end-y="0.5cm" draw:z-index="331" draw:name="Grafik 4" draw:style-name="gr1" draw:text-style-name="P1" svg:width="0.5cm" svg:height="0.5cm" svg:x="0.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359cm" table:end-y="0.5cm" draw:z-index="79" draw:name="Grafik 12" draw:style-name="gr1" draw:text-style-name="P1" svg:width="0.35cm" svg:height="0.5cm" svg:x="0.00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358cm" table:end-y="0.5cm" draw:z-index="80" draw:name="Grafik 12" draw:style-name="gr1" draw:text-style-name="P1" svg:width="0.35cm" svg:height="0.5cm" svg:x="0.00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5cm" table:end-y="0.5cm" draw:z-index="173" draw:name="Grafik 3" draw:style-name="gr1" draw:text-style-name="P1" svg:width="0.5cm" svg:height="0.5cm" svg:x="0.00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4cm" table:end-y="0.5cm" draw:z-index="174" draw:name="Grafik 3" draw:style-name="gr1" draw:text-style-name="P1" svg:width="0.5cm" svg:height="0.5cm" svg:x="0.00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503cm" table:end-y="0.5cm" draw:z-index="175" draw:name="Grafik 3" draw:style-name="gr1" draw:text-style-name="P1" svg:width="0.5cm" svg:height="0.5cm" svg:x="0.00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502cm" table:end-y="0.5cm" draw:z-index="268" draw:name="Grafik 7" draw:style-name="gr1" draw:text-style-name="P1" svg:width="0.5cm" svg:height="0.5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8cm" table:end-y="0.5cm" draw:z-index="316" draw:name="Grafik 15" draw:style-name="gr1" draw:text-style-name="P1" svg:width="0.5cm" svg:height="0.5cm" svg:x="0.546cm" svg:y="0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K11" table:end-x="0.499cm" table:end-y="0.4cm" draw:z-index="361" draw:name="Grafik 16" draw:style-name="gr1" draw:text-style-name="P1" svg:width="0.5cm" svg:height="0.4cm" svg:x="-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97cm" table:end-y="0.5cm" draw:z-index="202" draw:name="Grafik 9" draw:style-name="gr1" draw:text-style-name="P1" svg:width="0.5cm" svg:height="0.5cm" svg:x="0.54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6cm" table:end-y="0.5cm" draw:z-index="203" draw:name="Grafik 9" draw:style-name="gr1" draw:text-style-name="P1" svg:width="0.5cm" svg:height="0.5cm" svg:x="0.544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93cm" table:end-y="0.3cm" draw:z-index="227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92cm" table:end-y="0.3cm" draw:z-index="228" draw:name="Grafik 8" draw:style-name="gr1" draw:text-style-name="P1" svg:width="0.5cm" svg:height="0.3cm" svg:x="0.54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41cm" table:end-y="0.5cm" draw:z-index="160" draw:name="Grafik 11" draw:style-name="gr1" draw:text-style-name="P1" svg:width="0.35cm" svg:height="0.5cm" svg:x="0.539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39cm" table:end-y="0.5cm" draw:z-index="161" draw:name="Grafik 11" draw:style-name="gr1" draw:text-style-name="P1" svg:width="0.35cm" svg:height="0.5cm" svg:x="0.53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337cm" table:end-y="0.5cm" draw:z-index="162" draw:name="Grafik 11" draw:style-name="gr1" draw:text-style-name="P1" svg:width="0.35cm" svg:height="0.5cm" svg:x="0.53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86cm" table:end-y="0.5cm" draw:z-index="324" draw:name="Grafik 15" draw:style-name="gr1" draw:text-style-name="P1" svg:width="0.5cm" svg:height="0.5cm" svg:x="0.534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344cm" table:end-y="0.5cm" draw:z-index="9" draw:name="Grafik 11" draw:style-name="gr1" draw:text-style-name="P1" svg:width="0.35cm" svg:height="0.5cm" svg:x="0.54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83cm" table:end-y="0.5cm" draw:z-index="325" draw:name="Grafik 15" draw:style-name="gr1" draw:text-style-name="P1" svg:width="0.5cm" svg:height="0.5cm" svg:x="0.53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81cm" table:end-y="0.5cm" draw:z-index="211" draw:name="Grafik 9" draw:style-name="gr1" draw:text-style-name="P1" svg:width="0.5cm" svg:height="0.5cm" svg:x="0.52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8cm" table:end-y="0.3cm" draw:z-index="235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78cm" table:end-y="0.3cm" draw:z-index="236" draw:name="Grafik 8" draw:style-name="gr1" draw:text-style-name="P1" svg:width="0.5cm" svg:height="0.3cm" svg:x="0.527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517cm" table:end-y="0.54cm" draw:z-index="260" draw:name="Grafik 13" draw:style-name="gr1" draw:text-style-name="P1" svg:width="0.54cm" svg:height="0.54cm" svg:x="0.525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515cm" table:end-y="0.54cm" draw:z-index="45" draw:name="Grafik 13" draw:style-name="gr1" draw:text-style-name="P1" svg:width="0.54cm" svg:height="0.54cm" svg:x="0.523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22cm" table:end-y="0.348cm" draw:z-index="24" draw:name="Grafik 1" draw:style-name="gr1" draw:text-style-name="P1" svg:width="0.5cm" svg:height="0.35cm" svg:x="0.022cm" svg:y="0.546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B12" table:end-x="0.522cm" table:end-y="0.499cm" draw:z-index="25" draw:name="Grafik 4" draw:style-name="gr1" draw:text-style-name="P1" svg:width="0.5cm" svg:height="0.5cm" svg:x="0.022cm" svg:y="-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13cm" table:end-y="0.499cm" draw:z-index="169" draw:name="Grafik 3" draw:style-name="gr1" draw:text-style-name="P1" svg:width="0.5cm" svg:height="0.5cm" svg:x="0.013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C13" table:end-x="0.513cm" table:end-y="0.497cm" draw:z-index="330" draw:name="Grafik 4" draw:style-name="gr1" draw:text-style-name="P1" svg:width="0.5cm" svg:height="0.5cm" svg:x="0.013cm" svg:y="0.545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51cm" table:end-y="0.497cm" draw:z-index="101" draw:name="Grafik 1" draw:style-name="gr1" draw:text-style-name="P1" svg:width="0.5cm" svg:height="0.5cm" svg:x="0.01cm" svg:y="0.545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D12" table:end-x="0.51cm" table:end-y="0.299cm" draw:z-index="216" draw:name="Grafik 8" draw:style-name="gr1" draw:text-style-name="P1" svg:width="0.5cm" svg:height="0.3cm" svg:x="0.01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09cm" table:end-y="0.499cm" draw:z-index="102" draw:name="Grafik 1" draw:style-name="gr1" draw:text-style-name="P1" svg:width="0.5cm" svg:height="0.5cm" svg:x="0.009cm" svg:y="-0.001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E13" table:end-x="0.509cm" table:end-y="0.297cm" draw:z-index="217" draw:name="Grafik 8" draw:style-name="gr1" draw:text-style-name="P1" svg:width="0.5cm" svg:height="0.3cm" svg:x="0.00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58cm" table:end-y="0.497cm" draw:z-index="149" draw:name="Grafik 11" draw:style-name="gr1" draw:text-style-name="P1" svg:width="0.35cm" svg:height="0.5cm" svg:x="0.00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F12" table:end-x="0.508cm" table:end-y="0.499cm" draw:z-index="264" draw:name="Grafik 7" draw:style-name="gr1" draw:text-style-name="P1" svg:width="0.5cm" svg:height="0.5cm" svg:x="0.008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355cm" table:end-y="0.499cm" draw:z-index="81" draw:name="Grafik 12" draw:style-name="gr1" draw:text-style-name="P1" svg:width="0.35cm" svg:height="0.5cm" svg:x="0.005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G13" table:end-x="0.505cm" table:end-y="0.497cm" draw:z-index="265" draw:name="Grafik 7" draw:style-name="gr1" draw:text-style-name="P1" svg:width="0.5cm" svg:height="0.5cm" svg:x="0.005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354cm" table:end-y="0.499cm" draw:z-index="82" draw:name="Grafik 12" draw:style-name="gr1" draw:text-style-name="P1" svg:width="0.35cm" svg:height="0.5cm" svg:x="0.004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H13" table:end-x="0.504cm" table:end-y="0.497cm" draw:z-index="266" draw:name="Grafik 7" draw:style-name="gr1" draw:text-style-name="P1" svg:width="0.5cm" svg:height="0.5cm" svg:x="0.004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53cm" table:end-y="0.497cm" draw:z-index="83" draw:name="Grafik 12" draw:style-name="gr1" draw:text-style-name="P1" svg:width="0.35cm" svg:height="0.5cm" svg:x="0.003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I12" table:end-x="0.503cm" table:end-y="0.499cm" draw:z-index="267" draw:name="Grafik 7" draw:style-name="gr1" draw:text-style-name="P1" svg:width="0.5cm" svg:height="0.5cm" svg:x="0.003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52cm" table:end-y="0.497cm" draw:z-index="85" draw:name="Grafik 12" draw:style-name="gr1" draw:text-style-name="P1" svg:width="0.35cm" svg:height="0.5cm" svg:x="0.002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J12" table:end-x="0.502cm" table:end-y="0.499cm" draw:z-index="176" draw:name="Grafik 3" draw:style-name="gr1" draw:text-style-name="P1" svg:width="0.5cm" svg:height="0.5cm" svg:x="0.002cm" svg:y="-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49cm" table:end-y="0.497cm" draw:z-index="86" draw:name="Grafik 12" draw:style-name="gr1" draw:text-style-name="P1" svg:width="0.35cm" svg:height="0.5cm" svg:x="-0.001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2" table:end-x="0.499cm" table:end-y="0.499cm" draw:z-index="177" draw:name="Grafik 3" draw:style-name="gr1" draw:text-style-name="P1" svg:width="0.5cm" svg:height="0.5cm" svg:x="-0.001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3" table:end-x="0.498cm" table:end-y="0.497cm" draw:z-index="178" draw:name="Grafik 3" draw:style-name="gr1" draw:text-style-name="P1" svg:width="0.5cm" svg:height="0.5cm" svg:x="0.546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2" table:end-x="0.498cm" table:end-y="0.299cm" draw:z-index="224" draw:name="Grafik 8" draw:style-name="gr1" draw:text-style-name="P1" svg:width="0.5cm" svg:height="0.3cm" svg:x="0.546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347cm" table:end-y="0.497cm" draw:z-index="156" draw:name="Grafik 11" draw:style-name="gr1" draw:text-style-name="P1" svg:width="0.35cm" svg:height="0.5cm" svg:x="0.545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M12" table:end-x="0.497cm" table:end-y="0.299cm" draw:z-index="225" draw:name="Grafik 8" draw:style-name="gr1" draw:text-style-name="P1" svg:width="0.5cm" svg:height="0.3cm" svg:x="0.54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96cm" table:end-y="0.497cm" draw:z-index="134" draw:name="Grafik 14" draw:style-name="gr1" draw:text-style-name="P1" svg:width="0.5cm" svg:height="0.5cm" svg:x="0.544cm" svg:y="0.545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N12" table:end-x="0.496cm" table:end-y="0.299cm" draw:z-index="226" draw:name="Grafik 8" draw:style-name="gr1" draw:text-style-name="P1" svg:width="0.5cm" svg:height="0.3cm" svg:x="0.54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343cm" table:end-y="0.497cm" draw:z-index="158" draw:name="Grafik 11" draw:style-name="gr1" draw:text-style-name="P1" svg:width="0.35cm" svg:height="0.5cm" svg:x="0.54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O12" table:end-x="0.493cm" table:end-y="0.499cm" draw:z-index="204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342cm" table:end-y="0.499cm" draw:z-index="159" draw:name="Grafik 11" draw:style-name="gr1" draw:text-style-name="P1" svg:width="0.35cm" svg:height="0.5cm" svg:x="0.54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P13" table:end-x="0.492cm" table:end-y="0.497cm" draw:z-index="205" draw:name="Grafik 9" draw:style-name="gr1" draw:text-style-name="P1" svg:width="0.5cm" svg:height="0.5cm" svg:x="0.54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91cm" table:end-y="0.497cm" draw:z-index="206" draw:name="Grafik 9" draw:style-name="gr1" draw:text-style-name="P1" svg:width="0.5cm" svg:height="0.5cm" svg:x="0.539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Q12" table:end-x="0.491cm" table:end-y="0.299cm" draw:z-index="229" draw:name="Grafik 8" draw:style-name="gr1" draw:text-style-name="P1" svg:width="0.5cm" svg:height="0.3cm" svg:x="0.539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89cm" table:end-y="0.497cm" draw:z-index="184" draw:name="Grafik 3" draw:style-name="gr1" draw:text-style-name="P1" svg:width="0.5cm" svg:height="0.5cm" svg:x="0.538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R12" table:end-x="0.489cm" table:end-y="0.299cm" draw:z-index="230" draw:name="Grafik 8" draw:style-name="gr1" draw:text-style-name="P1" svg:width="0.5cm" svg:height="0.3cm" svg:x="0.538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87cm" table:end-y="0.499cm" draw:z-index="208" draw:name="Grafik 9" draw:style-name="gr1" draw:text-style-name="P1" svg:width="0.5cm" svg:height="0.5cm" svg:x="0.535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S13" table:end-x="0.487cm" table:end-y="0.297cm" draw:z-index="231" draw:name="Grafik 8" draw:style-name="gr1" draw:text-style-name="P1" svg:width="0.5cm" svg:height="0.3cm" svg:x="0.535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336cm" table:end-y="0.497cm" draw:z-index="163" draw:name="Grafik 11" draw:style-name="gr1" draw:text-style-name="P1" svg:width="0.35cm" svg:height="0.5cm" svg:x="0.534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T12" table:end-x="0.486cm" table:end-y="0.299cm" draw:z-index="232" draw:name="Grafik 8" draw:style-name="gr1" draw:text-style-name="P1" svg:width="0.5cm" svg:height="0.3cm" svg:x="0.53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94cm" table:end-y="0.499cm" draw:z-index="10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U13" table:end-x="0.494cm" table:end-y="0.298cm" draw:z-index="15" draw:name="Grafik 8" draw:style-name="gr1" draw:text-style-name="P1" svg:width="0.5cm" svg:height="0.3cm" svg:x="0.542cm" svg:y="0.54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333cm" table:end-y="0.497cm" draw:z-index="164" draw:name="Grafik 11" draw:style-name="gr1" draw:text-style-name="P1" svg:width="0.35cm" svg:height="0.5cm" svg:x="0.53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V12" table:end-x="0.483cm" table:end-y="0.299cm" draw:z-index="233" draw:name="Grafik 8" draw:style-name="gr1" draw:text-style-name="P1" svg:width="0.5cm" svg:height="0.3cm" svg:x="0.532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31cm" table:end-y="0.499cm" draw:z-index="165" draw:name="Grafik 11" draw:style-name="gr1" draw:text-style-name="P1" svg:width="0.35cm" svg:height="0.5cm" svg:x="0.529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W13" table:end-x="0.481cm" table:end-y="0.297cm" draw:z-index="234" draw:name="Grafik 8" draw:style-name="gr1" draw:text-style-name="P1" svg:width="0.5cm" svg:height="0.3cm" svg:x="0.52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3cm" table:end-y="0.497cm" draw:z-index="166" draw:name="Grafik 11" draw:style-name="gr1" draw:text-style-name="P1" svg:width="0.35cm" svg:height="0.5cm" svg:x="0.52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X12" table:end-x="0.48cm" table:end-y="0.499cm" draw:z-index="212" draw:name="Grafik 9" draw:style-name="gr1" draw:text-style-name="P1" svg:width="0.5cm" svg:height="0.5cm" svg:x="0.528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78cm" table:end-y="0.497cm" draw:z-index="213" draw:name="Grafik 9" draw:style-name="gr1" draw:text-style-name="P1" svg:width="0.5cm" svg:height="0.5cm" svg:x="0.527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Y12" table:end-x="0.518cm" table:end-y="0.539cm" draw:z-index="259" draw:name="Grafik 13" draw:style-name="gr1" draw:text-style-name="P1" svg:width="0.54cm" svg:height="0.54cm" svg:x="0.527cm" svg:y="-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77cm" table:end-y="0.497cm" draw:z-index="214" draw:name="Grafik 9" draw:style-name="gr1" draw:text-style-name="P1" svg:width="0.5cm" svg:height="0.5cm" svg:x="0.525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Z12" table:end-x="0.477cm" table:end-y="0.299cm" draw:z-index="237" draw:name="Grafik 8" draw:style-name="gr1" draw:text-style-name="P1" svg:width="0.5cm" svg:height="0.3cm" svg:x="0.52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75cm" table:end-y="0.299cm" draw:z-index="46" draw:name="Grafik 8" draw:style-name="gr1" draw:text-style-name="P1" svg:width="0.5cm" svg:height="0.3cm" svg:x="0.523cm" svg:y="-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Sheet1.AA13" table:end-x="0.475cm" table:end-y="0.497cm" draw:z-index="47" draw:name="Grafik 9" draw:style-name="gr1" draw:text-style-name="P1" svg:width="0.5cm" svg:height="0.5cm" svg:x="0.523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C14" table:end-x="0.014cm" table:end-y="0.537cm" draw:z-index="23" draw:name="Grafik 13" draw:style-name="gr1" draw:text-style-name="P1" svg:width="0.54cm" svg:height="0.54cm" svg:x="0.022cm" svg:y="0.545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363cm" table:end-y="0.495cm" draw:z-index="146" draw:name="Grafik 11" draw:style-name="gr1" draw:text-style-name="P1" svg:width="0.35cm" svg:height="0.5cm" svg:x="0.013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36cm" table:end-y="0.495cm" draw:z-index="78" draw:name="Grafik 12" draw:style-name="gr1" draw:text-style-name="P1" svg:width="0.35cm" svg:height="0.5cm" svg:x="0.01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09cm" table:end-y="0.495cm" draw:z-index="263" draw:name="Grafik 7" draw:style-name="gr1" draw:text-style-name="P1" svg:width="0.5cm" svg:height="0.5cm" svg:x="0.009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8cm" table:end-y="0.495cm" draw:z-index="103" draw:name="Grafik 1" draw:style-name="gr1" draw:text-style-name="P1" svg:width="0.5cm" svg:height="0.5cm" svg:x="0.008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55cm" table:end-y="0.495cm" draw:z-index="150" draw:name="Grafik 11" draw:style-name="gr1" draw:text-style-name="P1" svg:width="0.35cm" svg:height="0.5cm" svg:x="0.005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4cm" table:end-y="0.495cm" draw:z-index="128" draw:name="Grafik 14" draw:style-name="gr1" draw:text-style-name="P1" svg:width="0.5cm" svg:height="0.5cm" svg:x="0.004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503cm" table:end-y="0.495cm" draw:z-index="106" draw:name="Grafik 1" draw:style-name="gr1" draw:text-style-name="P1" svg:width="0.5cm" svg:height="0.5cm" svg:x="0.003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502cm" table:end-y="0.495cm" draw:z-index="130" draw:name="Grafik 14" draw:style-name="gr1" draw:text-style-name="P1" svg:width="0.5cm" svg:height="0.5cm" svg:x="0.00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9cm" table:end-y="0.495cm" draw:z-index="108" draw:name="Grafik 1" draw:style-name="gr1" draw:text-style-name="P1" svg:width="0.5cm" svg:height="0.5cm" svg:x="-0.001cm" svg:y="0.543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L14" table:end-x="0.498cm" table:end-y="0.495cm" draw:z-index="109" draw:name="Grafik 1" draw:style-name="gr1" draw:text-style-name="P1" svg:width="0.5cm" svg:height="0.5cm" svg:x="0.546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7cm" table:end-y="0.495cm" draw:z-index="133" draw:name="Grafik 14" draw:style-name="gr1" draw:text-style-name="P1" svg:width="0.5cm" svg:height="0.5cm" svg:x="0.545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46cm" table:end-y="0.495cm" draw:z-index="88" draw:name="Grafik 12" draw:style-name="gr1" draw:text-style-name="P1" svg:width="0.35cm" svg:height="0.5cm" svg:x="0.544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93cm" table:end-y="0.495cm" draw:z-index="135" draw:name="Grafik 14" draw:style-name="gr1" draw:text-style-name="P1" svg:width="0.5cm" svg:height="0.5cm" svg:x="0.54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92cm" table:end-y="0.495cm" draw:z-index="182" draw:name="Grafik 3" draw:style-name="gr1" draw:text-style-name="P1" svg:width="0.5cm" svg:height="0.5cm" svg:x="0.5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91cm" table:end-y="0.495cm" draw:z-index="183" draw:name="Grafik 3" draw:style-name="gr1" draw:text-style-name="P1" svg:width="0.5cm" svg:height="0.5cm" svg:x="0.53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9cm" table:end-y="0.495cm" draw:z-index="207" draw:name="Grafik 9" draw:style-name="gr1" draw:text-style-name="P1" svg:width="0.5cm" svg:height="0.5cm" svg:x="0.538cm" svg:y="0.54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27cm" table:end-y="0.535cm" draw:z-index="254" draw:name="Grafik 13" draw:style-name="gr1" draw:text-style-name="P1" svg:width="0.54cm" svg:height="0.54cm" svg:x="0.535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86cm" table:end-y="0.495cm" draw:z-index="186" draw:name="Grafik 3" draw:style-name="gr1" draw:text-style-name="P1" svg:width="0.5cm" svg:height="0.5cm" svg:x="0.53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94cm" table:end-y="0.497cm" draw:z-index="11" draw:name="Grafik 3" draw:style-name="gr1" draw:text-style-name="P1" svg:width="0.5cm" svg:height="0.5cm" svg:x="0.542cm" svg:y="0.545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23cm" table:end-y="0.535cm" draw:z-index="256" draw:name="Grafik 13" draw:style-name="gr1" draw:text-style-name="P1" svg:width="0.54cm" svg:height="0.54cm" svg:x="0.53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81cm" table:end-y="0.495cm" draw:z-index="188" draw:name="Grafik 3" draw:style-name="gr1" draw:text-style-name="P1" svg:width="0.5cm" svg:height="0.5cm" svg:x="0.52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52cm" table:end-y="0.535cm" draw:z-index="258" draw:name="Grafik 13" draw:style-name="gr1" draw:text-style-name="P1" svg:width="0.54cm" svg:height="0.54cm" svg:x="0.528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28cm" table:end-y="0.495cm" draw:z-index="167" draw:name="Grafik 11" draw:style-name="gr1" draw:text-style-name="P1" svg:width="0.35cm" svg:height="0.5cm" svg:x="0.527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77cm" table:end-y="0.495cm" draw:z-index="191" draw:name="Grafik 3" draw:style-name="gr1" draw:text-style-name="P1" svg:width="0.5cm" svg:height="0.5cm" svg:x="0.525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75cm" table:end-y="0.495cm" draw:z-index="48" draw:name="Grafik 3" draw:style-name="gr1" draw:text-style-name="P1" svg:width="0.5cm" svg:height="0.5cm" svg:x="0.523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22cm" table:end-y="0.494cm" draw:z-index="22" draw:name="Grafik 7" draw:style-name="gr1" draw:text-style-name="P1" svg:width="0.5cm" svg:height="0.5cm" svg:x="0.022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513cm" table:end-y="0.293cm" draw:z-index="215" draw:name="Grafik 8" draw:style-name="gr1" draw:text-style-name="P1" svg:width="0.5cm" svg:height="0.3cm" svg:x="0.01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5cm" table:end-y="0.533cm" draw:z-index="239" draw:name="Grafik 13" draw:style-name="gr1" draw:text-style-name="P1" svg:width="0.54cm" svg:height="0.54cm" svg:x="0.01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359cm" table:end-y="0.493cm" draw:z-index="148" draw:name="Grafik 11" draw:style-name="gr1" draw:text-style-name="P1" svg:width="0.35cm" svg:height="0.5cm" svg:x="0.009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8cm" table:end-y="0.293cm" draw:z-index="218" draw:name="Grafik 8" draw:style-name="gr1" draw:text-style-name="P1" svg:width="0.5cm" svg:height="0.3cm" svg:x="0.008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5cm" table:end-y="0.493cm" draw:z-index="104" draw:name="Grafik 1" draw:style-name="gr1" draw:text-style-name="P1" svg:width="0.5cm" svg:height="0.5cm" svg:x="0.005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354cm" table:end-y="0.493cm" draw:z-index="151" draw:name="Grafik 11" draw:style-name="gr1" draw:text-style-name="P1" svg:width="0.35cm" svg:height="0.5cm" svg:x="0.00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503cm" table:end-y="0.293cm" draw:z-index="221" draw:name="Grafik 8" draw:style-name="gr1" draw:text-style-name="P1" svg:width="0.5cm" svg:height="0.3cm" svg:x="0.00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502cm" table:end-y="0.493cm" draw:z-index="107" draw:name="Grafik 1" draw:style-name="gr1" draw:text-style-name="P1" svg:width="0.5cm" svg:height="0.5cm" svg:x="0.002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348cm" table:end-y="0.493cm" draw:z-index="84" draw:name="Grafik 12" draw:style-name="gr1" draw:text-style-name="P1" svg:width="0.35cm" svg:height="0.5cm" svg:x="0.546cm" svg:y="0.542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5" table:end-x="0.499cm" table:end-y="0.293cm" draw:z-index="223" draw:name="Grafik 8" draw:style-name="gr1" draw:text-style-name="P1" svg:width="0.5cm" svg:height="0.3cm" svg:x="-0.001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347cm" table:end-y="0.493cm" draw:z-index="87" draw:name="Grafik 12" draw:style-name="gr1" draw:text-style-name="P1" svg:width="0.35cm" svg:height="0.5cm" svg:x="0.545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46cm" table:end-y="0.493cm" draw:z-index="157" draw:name="Grafik 11" draw:style-name="gr1" draw:text-style-name="P1" svg:width="0.35cm" svg:height="0.5cm" svg:x="0.54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43cm" table:end-y="0.493cm" draw:z-index="89" draw:name="Grafik 12" draw:style-name="gr1" draw:text-style-name="P1" svg:width="0.35cm" svg:height="0.5cm" svg:x="0.542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92cm" table:end-y="0.493cm" draw:z-index="136" draw:name="Grafik 14" draw:style-name="gr1" draw:text-style-name="P1" svg:width="0.5cm" svg:height="0.5cm" svg:x="0.54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91cm" table:end-y="0.493cm" draw:z-index="137" draw:name="Grafik 14" draw:style-name="gr1" draw:text-style-name="P1" svg:width="0.5cm" svg:height="0.5cm" svg:x="0.539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9cm" table:end-y="0.493cm" draw:z-index="138" draw:name="Grafik 14" draw:style-name="gr1" draw:text-style-name="P1" svg:width="0.5cm" svg:height="0.5cm" svg:x="0.538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87cm" table:end-y="0.493cm" draw:z-index="185" draw:name="Grafik 3" draw:style-name="gr1" draw:text-style-name="P1" svg:width="0.5cm" svg:height="0.5cm" svg:x="0.535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526cm" table:end-y="0.533cm" draw:z-index="255" draw:name="Grafik 13" draw:style-name="gr1" draw:text-style-name="P1" svg:width="0.54cm" svg:height="0.54cm" svg:x="0.534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534cm" table:end-y="0.534cm" draw:z-index="17" draw:name="Grafik 13" draw:style-name="gr1" draw:text-style-name="P1" svg:width="0.54cm" svg:height="0.54cm" svg:x="0.54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83cm" table:end-y="0.493cm" draw:z-index="187" draw:name="Grafik 3" draw:style-name="gr1" draw:text-style-name="P1" svg:width="0.5cm" svg:height="0.5cm" svg:x="0.532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521cm" table:end-y="0.533cm" draw:z-index="257" draw:name="Grafik 13" draw:style-name="gr1" draw:text-style-name="P1" svg:width="0.54cm" svg:height="0.54cm" svg:x="0.529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8cm" table:end-y="0.493cm" draw:z-index="189" draw:name="Grafik 3" draw:style-name="gr1" draw:text-style-name="P1" svg:width="0.5cm" svg:height="0.5cm" svg:x="0.528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78cm" table:end-y="0.493cm" draw:z-index="190" draw:name="Grafik 3" draw:style-name="gr1" draw:text-style-name="P1" svg:width="0.5cm" svg:height="0.5cm" svg:x="0.527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27cm" table:end-y="0.493cm" draw:z-index="168" draw:name="Grafik 11" draw:style-name="gr1" draw:text-style-name="P1" svg:width="0.35cm" svg:height="0.5cm" svg:x="0.525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25cm" table:end-y="0.493cm" draw:z-index="49" draw:name="Grafik 11" draw:style-name="gr1" draw:text-style-name="P1" svg:width="0.35cm" svg:height="0.5cm" svg:x="0.523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372cm" table:end-y="0.493cm" draw:z-index="21" draw:name="Grafik 12" draw:style-name="gr1" draw:text-style-name="P1" svg:width="0.35cm" svg:height="0.5cm" svg:x="0.022cm" svg:y="0.54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363cm" table:end-y="0.491cm" draw:z-index="77" draw:name="Grafik 12" draw:style-name="gr1" draw:text-style-name="P1" svg:width="0.35cm" svg:height="0.5cm" svg:x="0.013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1cm" table:end-y="0.341cm" draw:z-index="55" draw:name="Grafik 1" draw:style-name="gr1" draw:text-style-name="P1" svg:width="0.5cm" svg:height="0.35cm" svg:x="0.01cm" svg:y="0.539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49cm" table:end-y="0.531cm" draw:z-index="240" draw:name="Grafik 13" draw:style-name="gr1" draw:text-style-name="P1" svg:width="0.54cm" svg:height="0.54cm" svg:x="0.00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8cm" table:end-y="0.491cm" draw:z-index="172" draw:name="Grafik 3" draw:style-name="gr1" draw:text-style-name="P1" svg:width="0.5cm" svg:height="0.5cm" svg:x="0.008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5cm" table:end-y="0.291cm" draw:z-index="219" draw:name="Grafik 8" draw:style-name="gr1" draw:text-style-name="P1" svg:width="0.5cm" svg:height="0.3cm" svg:x="0.005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4cm" table:end-y="0.491cm" draw:z-index="105" draw:name="Grafik 1" draw:style-name="gr1" draw:text-style-name="P1" svg:width="0.5cm" svg:height="0.5cm" svg:x="0.00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543cm" table:end-y="0.531cm" draw:z-index="244" draw:name="Grafik 13" draw:style-name="gr1" draw:text-style-name="P1" svg:width="0.54cm" svg:height="0.54cm" svg:x="0.003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502cm" table:end-y="0.291cm" draw:z-index="222" draw:name="Grafik 8" draw:style-name="gr1" draw:text-style-name="P1" svg:width="0.5cm" svg:height="0.3cm" svg:x="0.002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9cm" table:end-y="0.491cm" draw:z-index="131" draw:name="Grafik 14" draw:style-name="gr1" draw:text-style-name="P1" svg:width="0.5cm" svg:height="0.5cm" svg:x="-0.001cm" svg:y="0.539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L16" table:end-x="0.348cm" table:end-y="0.491cm" draw:z-index="155" draw:name="Grafik 11" draw:style-name="gr1" draw:text-style-name="P1" svg:width="0.35cm" svg:height="0.5cm" svg:x="0.546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7cm" table:end-y="0.491cm" draw:z-index="179" draw:name="Grafik 3" draw:style-name="gr1" draw:text-style-name="P1" svg:width="0.5cm" svg:height="0.5cm" svg:x="0.545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6cm" table:end-y="0.491cm" draw:z-index="111" draw:name="Grafik 1" draw:style-name="gr1" draw:text-style-name="P1" svg:width="0.5cm" svg:height="0.5cm" svg:x="0.54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93cm" table:end-y="0.491cm" draw:z-index="181" draw:name="Grafik 3" draw:style-name="gr1" draw:text-style-name="P1" svg:width="0.5cm" svg:height="0.5cm" svg:x="0.542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42cm" table:end-y="0.491cm" draw:z-index="90" draw:name="Grafik 12" draw:style-name="gr1" draw:text-style-name="P1" svg:width="0.35cm" svg:height="0.5cm" svg:x="0.54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531cm" table:end-y="0.531cm" draw:z-index="252" draw:name="Grafik 13" draw:style-name="gr1" draw:text-style-name="P1" svg:width="0.54cm" svg:height="0.54cm" svg:x="0.53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29cm" table:end-y="0.531cm" draw:z-index="253" draw:name="Grafik 13" draw:style-name="gr1" draw:text-style-name="P1" svg:width="0.54cm" svg:height="0.54cm" svg:x="0.538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7cm" table:end-y="0.491cm" draw:z-index="139" draw:name="Grafik 14" draw:style-name="gr1" draw:text-style-name="P1" svg:width="0.5cm" svg:height="0.5cm" svg:x="0.53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86cm" table:end-y="0.491cm" draw:z-index="140" draw:name="Grafik 14" draw:style-name="gr1" draw:text-style-name="P1" svg:width="0.5cm" svg:height="0.5cm" svg:x="0.534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4cm" table:end-y="0.493cm" draw:z-index="12" draw:name="Grafik 14" draw:style-name="gr1" draw:text-style-name="P1" svg:width="0.5cm" svg:height="0.5cm" svg:x="0.542cm" svg:y="0.54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83cm" table:end-y="0.491cm" draw:z-index="141" draw:name="Grafik 14" draw:style-name="gr1" draw:text-style-name="P1" svg:width="0.5cm" svg:height="0.5cm" svg:x="0.532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81cm" table:end-y="0.491cm" draw:z-index="142" draw:name="Grafik 14" draw:style-name="gr1" draw:text-style-name="P1" svg:width="0.5cm" svg:height="0.5cm" svg:x="0.529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8cm" table:end-y="0.491cm" draw:z-index="143" draw:name="Grafik 14" draw:style-name="gr1" draw:text-style-name="P1" svg:width="0.5cm" svg:height="0.5cm" svg:x="0.528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78cm" table:end-y="0.491cm" draw:z-index="144" draw:name="Grafik 14" draw:style-name="gr1" draw:text-style-name="P1" svg:width="0.5cm" svg:height="0.5cm" svg:x="0.527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77cm" table:end-y="0.491cm" draw:z-index="145" draw:name="Grafik 14" draw:style-name="gr1" draw:text-style-name="P1" svg:width="0.5cm" svg:height="0.5cm" svg:x="0.52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75cm" table:end-y="0.491cm" draw:z-index="50" draw:name="Grafik 14" draw:style-name="gr1" draw:text-style-name="P1" svg:width="0.5cm" svg:height="0.5cm" svg:x="0.523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522cm" table:end-y="0.492cm" draw:z-index="20" draw:name="Grafik 14" draw:style-name="gr1" draw:text-style-name="P1" svg:width="0.5cm" svg:height="0.5cm" svg:x="0.022cm" svg:y="0.54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13cm" table:end-y="0.34cm" draw:z-index="54" draw:name="Grafik 1" draw:style-name="gr1" draw:text-style-name="P1" svg:width="0.5cm" svg:height="0.35cm" svg:x="0.013cm" svg:y="0.53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36cm" table:end-y="0.49cm" draw:z-index="147" draw:name="Grafik 11" draw:style-name="gr1" draw:text-style-name="P1" svg:width="0.35cm" svg:height="0.5cm" svg:x="0.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09cm" table:end-y="0.49cm" draw:z-index="125" draw:name="Grafik 14" draw:style-name="gr1" draw:text-style-name="P1" svg:width="0.5cm" svg:height="0.5cm" svg:x="0.009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48cm" table:end-y="0.53cm" draw:z-index="241" draw:name="Grafik 13" draw:style-name="gr1" draw:text-style-name="P1" svg:width="0.54cm" svg:height="0.54cm" svg:x="0.008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5cm" table:end-y="0.49cm" draw:z-index="127" draw:name="Grafik 14" draw:style-name="gr1" draw:text-style-name="P1" svg:width="0.5cm" svg:height="0.5cm" svg:x="0.005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04cm" table:end-y="0.29cm" draw:z-index="220" draw:name="Grafik 8" draw:style-name="gr1" draw:text-style-name="P1" svg:width="0.5cm" svg:height="0.3cm" svg:x="0.004cm" svg:y="0.53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53cm" table:end-y="0.49cm" draw:z-index="152" draw:name="Grafik 11" draw:style-name="gr1" draw:text-style-name="P1" svg:width="0.35cm" svg:height="0.5cm" svg:x="0.003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542cm" table:end-y="0.53cm" draw:z-index="245" draw:name="Grafik 13" draw:style-name="gr1" draw:text-style-name="P1" svg:width="0.54cm" svg:height="0.54cm" svg:x="0.002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98cm" table:end-y="0.49cm" draw:z-index="132" draw:name="Grafik 14" draw:style-name="gr1" draw:text-style-name="P1" svg:width="0.5cm" svg:height="0.5cm" svg:x="0.546cm" svg:y="0.538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K17" table:end-x="0.349cm" table:end-y="0.49cm" draw:z-index="154" draw:name="Grafik 11" draw:style-name="gr1" draw:text-style-name="P1" svg:width="0.35cm" svg:height="0.5cm" svg:x="-0.0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97cm" table:end-y="0.49cm" draw:z-index="110" draw:name="Grafik 1" draw:style-name="gr1" draw:text-style-name="P1" svg:width="0.5cm" svg:height="0.5cm" svg:x="0.54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96cm" table:end-y="0.49cm" draw:z-index="180" draw:name="Grafik 3" draw:style-name="gr1" draw:text-style-name="P1" svg:width="0.5cm" svg:height="0.5cm" svg:x="0.544cm" svg:y="0.538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93cm" table:end-y="0.49cm" draw:z-index="112" draw:name="Grafik 1" draw:style-name="gr1" draw:text-style-name="P1" svg:width="0.5cm" svg:height="0.5cm" svg:x="0.54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92cm" table:end-y="0.49cm" draw:z-index="113" draw:name="Grafik 1" draw:style-name="gr1" draw:text-style-name="P1" svg:width="0.5cm" svg:height="0.5cm" svg:x="0.54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41cm" table:end-y="0.49cm" draw:z-index="91" draw:name="Grafik 12" draw:style-name="gr1" draw:text-style-name="P1" svg:width="0.35cm" svg:height="0.5cm" svg:x="0.539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9cm" table:end-y="0.49cm" draw:z-index="115" draw:name="Grafik 1" draw:style-name="gr1" draw:text-style-name="P1" svg:width="0.5cm" svg:height="0.5cm" svg:x="0.53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37cm" table:end-y="0.49cm" draw:z-index="93" draw:name="Grafik 12" draw:style-name="gr1" draw:text-style-name="P1" svg:width="0.35cm" svg:height="0.5cm" svg:x="0.535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36cm" table:end-y="0.49cm" draw:z-index="94" draw:name="Grafik 12" draw:style-name="gr1" draw:text-style-name="P1" svg:width="0.35cm" svg:height="0.5cm" svg:x="0.534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44cm" table:end-y="0.492cm" draw:z-index="13" draw:name="Grafik 12" draw:style-name="gr1" draw:text-style-name="P1" svg:width="0.35cm" svg:height="0.5cm" svg:x="0.542cm" svg:y="0.5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83cm" table:end-y="0.49cm" draw:z-index="118" draw:name="Grafik 1" draw:style-name="gr1" draw:text-style-name="P1" svg:width="0.5cm" svg:height="0.5cm" svg:x="0.53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81cm" table:end-y="0.49cm" draw:z-index="119" draw:name="Grafik 1" draw:style-name="gr1" draw:text-style-name="P1" svg:width="0.5cm" svg:height="0.5cm" svg:x="0.529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8cm" table:end-y="0.49cm" draw:z-index="120" draw:name="Grafik 1" draw:style-name="gr1" draw:text-style-name="P1" svg:width="0.5cm" svg:height="0.5cm" svg:x="0.52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78cm" table:end-y="0.49cm" draw:z-index="121" draw:name="Grafik 1" draw:style-name="gr1" draw:text-style-name="P1" svg:width="0.5cm" svg:height="0.5cm" svg:x="0.527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77cm" table:end-y="0.49cm" draw:z-index="122" draw:name="Grafik 1" draw:style-name="gr1" draw:text-style-name="P1" svg:width="0.5cm" svg:height="0.5cm" svg:x="0.52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75cm" table:end-y="0.49cm" draw:z-index="51" draw:name="Grafik 1" draw:style-name="gr1" draw:text-style-name="P1" svg:width="0.5cm" svg:height="0.5cm" svg:x="0.523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372cm" table:end-y="0.49cm" draw:z-index="19" draw:name="Grafik 11" draw:style-name="gr1" draw:text-style-name="P1" svg:width="0.35cm" svg:height="0.5cm" svg:x="0.022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004cm" table:end-y="0.527cm" draw:z-index="238" draw:name="Grafik 13" draw:style-name="gr1" draw:text-style-name="P1" svg:width="0.54cm" svg:height="0.54cm" svg:x="0.013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1cm" table:end-y="0.487cm" draw:z-index="170" draw:name="Grafik 3" draw:style-name="gr1" draw:text-style-name="P1" svg:width="0.5cm" svg:height="0.5cm" svg:x="0.01cm" svg:y="0.53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509cm" table:end-y="0.337cm" draw:z-index="56" draw:name="Grafik 1" draw:style-name="gr1" draw:text-style-name="P1" svg:width="0.5cm" svg:height="0.35cm" svg:x="0.009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508cm" table:end-y="0.487cm" draw:z-index="126" draw:name="Grafik 14" draw:style-name="gr1" draw:text-style-name="P1" svg:width="0.5cm" svg:height="0.5cm" svg:x="0.008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545cm" table:end-y="0.527cm" draw:z-index="242" draw:name="Grafik 13" draw:style-name="gr1" draw:text-style-name="P1" svg:width="0.54cm" svg:height="0.54cm" svg:x="0.00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544cm" table:end-y="0.527cm" draw:z-index="243" draw:name="Grafik 13" draw:style-name="gr1" draw:text-style-name="P1" svg:width="0.54cm" svg:height="0.54cm" svg:x="0.00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503cm" table:end-y="0.487cm" draw:z-index="129" draw:name="Grafik 14" draw:style-name="gr1" draw:text-style-name="P1" svg:width="0.5cm" svg:height="0.5cm" svg:x="0.003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352cm" table:end-y="0.487cm" draw:z-index="153" draw:name="Grafik 11" draw:style-name="gr1" draw:text-style-name="P1" svg:width="0.35cm" svg:height="0.5cm" svg:x="0.002cm" svg:y="0.536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539cm" table:end-y="0.527cm" draw:z-index="246" draw:name="Grafik 13" draw:style-name="gr1" draw:text-style-name="P1" svg:width="0.54cm" svg:height="0.54cm" svg:x="-0.001cm" svg:y="0.536cm">
              <draw:image xlink:href="Pictures/10000201000000AA000000BEC4AD08A1.png" xlink:type="simple" xlink:show="embed" xlink:actuate="onLoad">
                <text:p/>
              </draw:image>
            </draw:frame>
            <draw:frame table:end-cell-address="Sheet1.L18" table:end-x="0.538cm" table:end-y="0.527cm" draw:z-index="247" draw:name="Grafik 13" draw:style-name="gr1" draw:text-style-name="P1" svg:width="0.54cm" svg:height="0.54cm" svg:x="0.546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537cm" table:end-y="0.527cm" draw:z-index="248" draw:name="Grafik 13" draw:style-name="gr1" draw:text-style-name="P1" svg:width="0.54cm" svg:height="0.54cm" svg:x="0.54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36cm" table:end-y="0.527cm" draw:z-index="249" draw:name="Grafik 13" draw:style-name="gr1" draw:text-style-name="P1" svg:width="0.54cm" svg:height="0.54cm" svg:x="0.54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93cm" table:end-y="0.337cm" draw:z-index="66" draw:name="Grafik 1" draw:style-name="gr1" draw:text-style-name="P1" svg:width="0.5cm" svg:height="0.35cm" svg:x="0.542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32cm" table:end-y="0.527cm" draw:z-index="251" draw:name="Grafik 13" draw:style-name="gr1" draw:text-style-name="P1" svg:width="0.54cm" svg:height="0.54cm" svg:x="0.5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91cm" table:end-y="0.487cm" draw:z-index="114" draw:name="Grafik 1" draw:style-name="gr1" draw:text-style-name="P1" svg:width="0.5cm" svg:height="0.5cm" svg:x="0.539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339cm" table:end-y="0.487cm" draw:z-index="92" draw:name="Grafik 12" draw:style-name="gr1" draw:text-style-name="P1" svg:width="0.35cm" svg:height="0.5cm" svg:x="0.53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87cm" table:end-y="0.487cm" draw:z-index="116" draw:name="Grafik 1" draw:style-name="gr1" draw:text-style-name="P1" svg:width="0.5cm" svg:height="0.5cm" svg:x="0.535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86cm" table:end-y="0.337cm" draw:z-index="68" draw:name="Grafik 1" draw:style-name="gr1" draw:text-style-name="P1" svg:width="0.5cm" svg:height="0.35cm" svg:x="0.534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94cm" table:end-y="0.49cm" draw:z-index="14" draw:name="Grafik 1" draw:style-name="gr1" draw:text-style-name="P1" svg:width="0.5cm" svg:height="0.5cm" svg:x="0.542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333cm" table:end-y="0.487cm" draw:z-index="95" draw:name="Grafik 12" draw:style-name="gr1" draw:text-style-name="P1" svg:width="0.35cm" svg:height="0.5cm" svg:x="0.532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31cm" table:end-y="0.487cm" draw:z-index="96" draw:name="Grafik 12" draw:style-name="gr1" draw:text-style-name="P1" svg:width="0.35cm" svg:height="0.5cm" svg:x="0.529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3cm" table:end-y="0.487cm" draw:z-index="97" draw:name="Grafik 12" draw:style-name="gr1" draw:text-style-name="P1" svg:width="0.35cm" svg:height="0.5cm" svg:x="0.52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28cm" table:end-y="0.487cm" draw:z-index="98" draw:name="Grafik 12" draw:style-name="gr1" draw:text-style-name="P1" svg:width="0.35cm" svg:height="0.5cm" svg:x="0.527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27cm" table:end-y="0.487cm" draw:z-index="99" draw:name="Grafik 12" draw:style-name="gr1" draw:text-style-name="P1" svg:width="0.35cm" svg:height="0.5cm" svg:x="0.525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25cm" table:end-y="0.487cm" draw:z-index="52" draw:name="Grafik 12" draw:style-name="gr1" draw:text-style-name="P1" svg:width="0.35cm" svg:height="0.5cm" svg:x="0.523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22cm" table:end-y="0.289cm" draw:z-index="18" draw:name="Grafik 8" draw:style-name="gr1" draw:text-style-name="P1" svg:width="0.5cm" svg:height="0.3cm" svg:x="0.022cm" svg:y="0.53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13cm" table:end-y="0.485cm" draw:z-index="123" draw:name="Grafik 14" draw:style-name="gr1" draw:text-style-name="P1" svg:width="0.5cm" svg:height="0.5cm" svg:x="0.013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1cm" table:end-y="0.485cm" draw:z-index="124" draw:name="Grafik 14" draw:style-name="gr1" draw:text-style-name="P1" svg:width="0.5cm" svg:height="0.5cm" svg:x="0.01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09cm" table:end-y="0.485cm" draw:z-index="171" draw:name="Grafik 3" draw:style-name="gr1" draw:text-style-name="P1" svg:width="0.5cm" svg:height="0.5cm" svg:x="0.009cm" svg:y="0.53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8cm" table:end-y="0.335cm" draw:z-index="57" draw:name="Grafik 1" draw:style-name="gr1" draw:text-style-name="P1" svg:width="0.5cm" svg:height="0.35cm" svg:x="0.00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5cm" table:end-y="0.335cm" draw:z-index="58" draw:name="Grafik 1" draw:style-name="gr1" draw:text-style-name="P1" svg:width="0.5cm" svg:height="0.35cm" svg:x="0.00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4cm" table:end-y="0.335cm" draw:z-index="59" draw:name="Grafik 1" draw:style-name="gr1" draw:text-style-name="P1" svg:width="0.5cm" svg:height="0.35cm" svg:x="0.00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3cm" table:end-y="0.335cm" draw:z-index="60" draw:name="Grafik 1" draw:style-name="gr1" draw:text-style-name="P1" svg:width="0.5cm" svg:height="0.35cm" svg:x="0.00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502cm" table:end-y="0.335cm" draw:z-index="61" draw:name="Grafik 1" draw:style-name="gr1" draw:text-style-name="P1" svg:width="0.5cm" svg:height="0.35cm" svg:x="0.00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9cm" table:end-y="0.335cm" draw:z-index="62" draw:name="Grafik 1" draw:style-name="gr1" draw:text-style-name="P1" svg:width="0.5cm" svg:height="0.35cm" svg:x="-0.001cm" svg:y="0.533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L19" table:end-x="0.498cm" table:end-y="0.335cm" draw:z-index="63" draw:name="Grafik 1" draw:style-name="gr1" draw:text-style-name="P1" svg:width="0.5cm" svg:height="0.35cm" svg:x="0.546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7cm" table:end-y="0.335cm" draw:z-index="64" draw:name="Grafik 1" draw:style-name="gr1" draw:text-style-name="P1" svg:width="0.5cm" svg:height="0.35cm" svg:x="0.54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6cm" table:end-y="0.335cm" draw:z-index="65" draw:name="Grafik 1" draw:style-name="gr1" draw:text-style-name="P1" svg:width="0.5cm" svg:height="0.35cm" svg:x="0.54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33cm" table:end-y="0.525cm" draw:z-index="250" draw:name="Grafik 13" draw:style-name="gr1" draw:text-style-name="P1" svg:width="0.54cm" svg:height="0.54cm" svg:x="0.542cm" svg:y="0.53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92cm" table:end-y="0.335cm" draw:z-index="67" draw:name="Grafik 1" draw:style-name="gr1" draw:text-style-name="P1" svg:width="0.5cm" svg:height="0.35cm" svg:x="0.5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91cm" table:end-y="0.335cm" draw:z-index="69" draw:name="Grafik 1" draw:style-name="gr1" draw:text-style-name="P1" svg:width="0.5cm" svg:height="0.35cm" svg:x="0.53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9cm" table:end-y="0.335cm" draw:z-index="70" draw:name="Grafik 1" draw:style-name="gr1" draw:text-style-name="P1" svg:width="0.5cm" svg:height="0.35cm" svg:x="0.53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87cm" table:end-y="0.335cm" draw:z-index="71" draw:name="Grafik 1" draw:style-name="gr1" draw:text-style-name="P1" svg:width="0.5cm" svg:height="0.35cm" svg:x="0.53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86cm" table:end-y="0.485cm" draw:z-index="117" draw:name="Grafik 1" draw:style-name="gr1" draw:text-style-name="P1" svg:width="0.5cm" svg:height="0.5cm" svg:x="0.534cm" svg:y="0.53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94cm" table:end-y="0.339cm" draw:z-index="16" draw:name="Grafik 1" draw:style-name="gr1" draw:text-style-name="P1" svg:width="0.5cm" svg:height="0.35cm" svg:x="0.542cm" svg:y="0.53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83cm" table:end-y="0.335cm" draw:z-index="72" draw:name="Grafik 1" draw:style-name="gr1" draw:text-style-name="P1" svg:width="0.5cm" svg:height="0.35cm" svg:x="0.53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81cm" table:end-y="0.335cm" draw:z-index="73" draw:name="Grafik 1" draw:style-name="gr1" draw:text-style-name="P1" svg:width="0.5cm" svg:height="0.35cm" svg:x="0.52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8cm" table:end-y="0.335cm" draw:z-index="74" draw:name="Grafik 1" draw:style-name="gr1" draw:text-style-name="P1" svg:width="0.5cm" svg:height="0.35cm" svg:x="0.52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78cm" table:end-y="0.335cm" draw:z-index="75" draw:name="Grafik 1" draw:style-name="gr1" draw:text-style-name="P1" svg:width="0.5cm" svg:height="0.35cm" svg:x="0.527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77cm" table:end-y="0.335cm" draw:z-index="76" draw:name="Grafik 1" draw:style-name="gr1" draw:text-style-name="P1" svg:width="0.5cm" svg:height="0.35cm" svg:x="0.52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75cm" table:end-y="0.335cm" draw:z-index="53" draw:name="Grafik 1" draw:style-name="gr1" draw:text-style-name="P1" svg:width="0.5cm" svg:height="0.35cm" svg:x="0.52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table:number-columns-repeated="19"/>
          <table:table-cell table:style-name="ce1"/>
          <table:table-cell table:number-columns-repeated="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27.03.2020</text:date>, <text:time>17:0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30S</meta:editing-duration>
    <meta:editing-cycles>40</meta:editing-cycles>
    <meta:generator>OpenOffice/4.1.4$Win32 OpenOffice.org_project/414m5$Build-9788</meta:generator>
    <dc:date>2020-03-27T17:00:11.31</dc:date>
    <dc:creator>Felix Kahlert</dc:creator>
    <meta:document-statistic meta:table-count="3" meta:cell-count="54" meta:object-count="468"/>
    <meta:user-defined meta:name="Info 1"/>
    <meta:user-defined meta:name="Info 2"/>
    <meta:user-defined meta:name="Info 3"/>
    <meta:user-defined meta:name="Info 4"/>
  </office:meta>
</office:document-meta>
</file>